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officeooo:paragraph-rsid="00197f66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a2ee4" style:font-size-asian="14pt" style:font-size-complex="14pt"/>
    </style:style>
    <style:style style:name="P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</style:style>
    <style:style style:name="P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officeooo:paragraph-rsid="00197f66"/>
    </style:style>
    <style:style style:name="P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6.502cm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a2ee4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a2ee4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indent="0.635cm" style:auto-text-indent="false" style:writing-mode="page"/>
      <style:text-properties officeooo:paragraph-rsid="001a2ee4"/>
    </style:style>
    <style:style style:name="P14" style:family="paragraph" style:parent-style-name="Standard">
      <style:paragraph-properties fo:line-height="150%" style:writing-mode="page"/>
      <style:text-properties style:font-name="Arial" fo:font-size="14pt" officeooo:paragraph-rsid="001a2ee4" style:font-size-asian="14pt" style:font-size-complex="14pt"/>
    </style:style>
    <style:style style:name="P15" style:family="paragraph" style:parent-style-name="Standard">
      <style:paragraph-properties fo:line-height="150%" style:writing-mode="page"/>
      <style:text-properties officeooo:paragraph-rsid="001a2ee4"/>
    </style:style>
    <style:style style:name="P16" style:family="paragraph" style:parent-style-name="Standard" style:master-page-name="PageStyle0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7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a2ee4" style:font-size-asian="14pt" style:font-size-complex="14pt"/>
    </style:style>
    <style:style style:name="P1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  <style:text-properties officeooo:paragraph-rsid="001c3b6c"/>
    </style:style>
    <style:style style:name="P2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2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3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4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5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6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7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8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9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0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1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1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1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1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  <style:text-properties officeooo:paragraph-rsid="001c3b6c"/>
    </style:style>
    <style:style style:name="P11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6.405cm"/>
        </style:tab-stops>
      </style:paragraph-properties>
      <style:text-properties officeooo:paragraph-rsid="001c3b6c"/>
    </style:style>
    <style:style style:name="P11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c3b6c"/>
    </style:style>
    <style:style style:name="P11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1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1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1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2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3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4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5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6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7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8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19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6.405cm"/>
        </style:tab-stops>
      </style:paragraph-properties>
      <style:text-properties officeooo:paragraph-rsid="001c3b6c"/>
    </style:style>
    <style:style style:name="P20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0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1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2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3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4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5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60" style:family="paragraph" style:parent-style-name="Základný_20_text">
      <style:paragraph-properties fo:margin-left="0.635cm" fo:margin-right="0cm" fo:line-height="150%" fo:text-align="start" style:justify-single-word="false" fo:text-indent="-0.635cm" style:auto-text-indent="false" style:writing-mode="page"/>
      <style:text-properties officeooo:paragraph-rsid="001c3b6c"/>
    </style:style>
    <style:style style:name="P261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/>
      <style:text-properties officeooo:paragraph-rsid="001c3b6c"/>
    </style:style>
    <style:style style:name="P262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  <style:text-properties style:font-name="Arial" fo:font-size="14pt" officeooo:paragraph-rsid="001c3b6c" style:font-size-asian="14pt" style:font-size-complex="14pt"/>
    </style:style>
    <style:style style:name="P263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c3b6c"/>
    </style:style>
    <style:style style:name="P26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65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66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67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68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69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0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1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2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5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6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7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8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79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80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81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82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8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84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85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86" style:family="paragraph" style:parent-style-name="Záhlavie_20__23_2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c3b6c"/>
    </style:style>
    <style:style style:name="P287" style:family="paragraph" style:parent-style-name="Záhlavie_20__23_2" style:list-style-name="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c3b6c"/>
    </style:style>
    <style:style style:name="P288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89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0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1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2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3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4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5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6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7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8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299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300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c3b6c"/>
    </style:style>
    <style:style style:name="P301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302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303" style:family="paragraph" style:parent-style-name="Iné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c3b6c"/>
    </style:style>
    <style:style style:name="P304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305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306" style:family="paragraph" style:parent-style-name="Základný_20_text_20__28_4_29_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c3b6c"/>
    </style:style>
    <style:style style:name="P307" style:family="paragraph" style:parent-style-name="Základný_20_text_20__28_4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308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309" style:family="paragraph" style:parent-style-name="Záhlavie_20__23_1" style:list-style-name="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1c3b6c"/>
    </style:style>
    <style:style style:name="P310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P311" style:family="paragraph" style:parent-style-name="Záhlavie_20__23_1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1c3b6c"/>
    </style:style>
    <style:style style:name="T1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officeooo:rsid="000fc89f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1134d5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125a74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fo:language="sk" fo:country="SK" style:font-size-asian="14pt" style:language-asian="en" style:country-asian="US" style:font-size-complex="14pt" style:language-complex="en" style:country-complex="US"/>
    </style:style>
    <style:style style:name="T6" style:family="text">
      <style:text-properties fo:color="#000000" style:font-name="Arial" fo:font-size="14pt" fo:language="sk" fo:country="SK" officeooo:rsid="001134d5" fo:background-color="#80ffff" loext:char-shading-value="0" style:font-size-asian="14pt" style:language-asian="en" style:country-asian="US" style:font-size-complex="14pt" style:language-complex="en" style:country-complex="US"/>
    </style:style>
    <style:style style:name="T7" style:family="text">
      <style:text-properties fo:color="#000000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color="#000000" style:font-name="Arial1" fo:font-size="14pt" officeooo:rsid="001134d5" fo:background-color="#80ffff" loext:char-shading-value="0" style:font-name-asian="Arial1" style:font-size-asian="14pt" style:font-name-complex="Arial1" style:font-size-complex="14pt"/>
    </style:style>
    <style:style style:name="T9" style:family="text">
      <style:text-properties officeooo:rsid="00197f66"/>
    </style:style>
    <style:style style:name="T10" style:family="text">
      <style:text-properties style:font-name="Arial" fo:font-size="14pt" style:font-size-asian="14pt" style:font-size-complex="14pt"/>
    </style:style>
    <style:style style:name="T11" style:family="text">
      <style:text-properties style:font-name="Arial" fo:font-size="14pt" officeooo:rsid="00197f66" style:font-size-asian="14pt" style:font-size-complex="14pt"/>
    </style:style>
    <style:style style:name="T12" style:family="text">
      <style:text-properties style:font-name="Arial" fo:font-size="14pt" officeooo:rsid="001a2ee4" style:font-size-asian="14pt" style:font-size-complex="14pt"/>
    </style:style>
    <style:style style:name="T13" style:family="text">
      <style:text-properties style:font-name="Arial" fo:font-size="14pt" officeooo:rsid="000fc89f" style:font-size-asian="14pt" style:font-size-complex="14pt"/>
    </style:style>
    <style:style style:name="T14" style:family="text">
      <style:text-properties style:font-name="Arial" fo:font-size="14pt" officeooo:rsid="001134d5" style:font-size-asian="14pt" style:font-size-complex="14pt"/>
    </style:style>
    <style:style style:name="T15" style:family="text">
      <style:text-properties style:font-name="Arial" fo:font-size="14pt" officeooo:rsid="00125a74" style:font-size-asian="14pt" style:font-size-complex="14pt"/>
    </style:style>
    <style:style style:name="T16" style:family="text">
      <style:text-properties style:font-name="Arial" fo:font-size="14pt" fo:background-color="#80ffff" loext:char-shading-value="0" style:font-size-asian="14pt" style:font-size-complex="14pt"/>
    </style:style>
    <style:style style:name="T17" style:family="text">
      <style:text-properties style:font-name="Arial" fo:font-size="14pt" officeooo:rsid="001134d5" fo:background-color="#80ffff" loext:char-shading-value="0" style:font-size-asian="14pt" style:font-size-complex="14pt"/>
    </style:style>
    <style:style style:name="T18" style:family="text">
      <style:text-properties style:font-name="Arial1" fo:font-size="14pt" officeooo:rsid="00197f66" style:font-name-asian="Arial1" style:font-size-asian="14pt" style:font-name-complex="Arial1" style:font-size-complex="14pt"/>
    </style:style>
    <style:style style:name="T19" style:family="text">
      <style:text-properties officeooo:rsid="001a2ee4"/>
    </style:style>
    <style:style style:name="Sect1" style:family="section">
      <style:section-properties fo:margin-left="2.54cm" fo:margin-right="8.648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p text:style-name="P16">KRISTA BENDOV<text:span text:style-name="T9">Á</text:span></text:p>
        <text:h text:style-name="P17" text:outline-level="2"><text:bookmark-start text:name="bookmark0"/>PIONIERSKY POCHOD<text:bookmark-end text:name="bookmark0"/></text:h>
        <text:p text:style-name="P4">VERŠE</text:p>
        <text:p text:style-name="P4"/>
        <text:p text:style-name="P6"><text:span text:style-name="T10">Spisovateľka Krista Bendová, ktorá je známa našej mlá­deži a deťom svojimi sbierkami „Čačky-hračky” a „Čo sa robí, </text:span><text:span text:style-name="T11">č</text:span><text:span text:style-name="T10">o sa s</text:span><text:span text:style-name="T11">t</text:span><text:span text:style-name="T10">al</text:span><text:span text:style-name="T11">o</text:span><text:span text:style-name="T10">, </text:span><text:span text:style-name="T11">z</text:span><text:span text:style-name="T10">ačala písať verše pre dospelých ešt</text:span><text:span text:style-name="T11">e roku 1</text:span><text:span text:style-name="T10">942. Mladá dvadsaťročná spisovateľka uviedla sa do literatúry veršami, ktoré bol</text:span><text:span text:style-name="T11">i</text:span><text:span text:style-name="T10"> ohlasom na ťažké časy vojny a fašizmu. V týchto veršoch Bendová písala najviac </text:span><text:span text:style-name="T11">o</text:span><text:span text:style-name="T10"> sebe, o vlastných citoch a myšlienkach, túžbach a strádaniach. Jej básne sú smutné a zachmúrené, lebo v nich </text:span><text:span text:style-name="T11">o</text:span><text:span text:style-name="T10">dpovedala na hrôzy vojny a fašizmu. </text:span><text:span text:style-name="T11">No</text:span><text:span text:style-name="T10"> verše z posledného obdobia vojny sú už oveľa radostnejšie. V nich sa autorka teší víťazstvu síl pokroku a mieru nad skonávajúcim fašizmom.</text:span></text:p>
        <text:p text:style-name="P8">Verše Bendovej vyšly knižne až po vojne: „Milenec smú­tok” a „Ruky” (r. 1948), „Listy milému” (r. 1949). Až jej sbierka „Krajina šťastia”, ktorá vyšla r. 1950 ako dar k IX. sjazdu Komunistickej strany Slovenska, znamená v jej poézii obrat našej radostnej socialistickej skutočnosti. A túto skutočnosť vyjadruje aj jej naj­novšia knižka veršov pre mládež „Pioniersky pochod”, ktorá vyšla r. 1952.</text:p>
        <text:p text:style-name="P8">Keď máme pred očami tento bohatý a rozkošatený život v našej vlasti a nebývalé <text:soft-page-break/>možnosti osobného rozvoja mladého človeka, musíme si neustále pripomínať, z čoho tento dnešok vyrástol, koľko obetí padlo za to, aby sme dnes mohli žiť šťastne a radostne. A o tom nám hovorí Krista Bendová moc­ným básnickým slovom v prvej časti svojej sbierky „Zabudnúť nesmie žiaden z nás”.</text:p>
        <text:p text:style-name="P7"><text:span text:style-name="T10">Zle bolo kedysi, za kapitalizmu. Mnohí naši rodičia mali ťažký a tvrdý život. Robotníci pracovali od rána do noci, kým si vládnuca kapitalistická trieda žila v hojnosti a bez práce. A ako sa maly deti chudobných? V pamäti nám utkvie bosý chlapček </text:span><text:span text:style-name="T11">z </text:span><text:span text:style-name="T10">básničky „Kedysi”, ktorý na ulici postával v mraze a </text:span><text:span text:style-name="T11">š</text:span><text:span text:style-name="T10">iel si o</text:span><text:span text:style-name="T11">č</text:span><text:span text:style-name="T10">i vyočiť „za kúskom chleba vo výklade”.</text:span></text:p>
        <text:p text:style-name="P7"><text:span text:style-name="T10">Proti tejto biede a vykorisťovaniu bojoval pracujúci ľud na cele s komunistickou stranou a súdruhom Gottwaldom. </text:span><text:span text:style-name="T11">A po boku súdruha </text:span><text:span text:style-name="T10">Gottwalda stál už vtedy verne a neochvej­ne s</text:span><text:span text:style-name="T11">ú</text:span><text:span text:style-name="T10">druh Široký. Nemohla ho zlomiť väzenská cela a úžasné muky, ktorými ho trápili fašistickí kati, aby donútili od neho údaje o oslobodzovacom hnutí. Súdruh Široký neprezradil ani s</text:span><text:span text:style-name="T11">l</text:span><text:span text:style-name="T10">ovka, zostal tvrdý a neoblomný. Bojujúcim súdruhom poslal v</text:span><text:span text:style-name="T11">š</text:span><text:span text:style-name="T10">a</text:span><text:span text:style-name="T11">k</text:span><text:span text:style-name="T10"> z v</text:span><text:span text:style-name="T11">ä</text:span><text:span text:style-name="T10">ze</text:span><text:span text:style-name="T11">ni</text:span><text:span text:style-name="T10">a tajný lístok, v ktorom napísal, že chce čestne mrie</text:span><text:span text:style-name="T11">ť</text:span><text:span text:style-name="T10">, verný Sovietskemu sväzu, strane a národu. Iba náhly postup Červenej armády zachránil súdruha Širokého pred istou smrťou, </text:span><text:span text:style-name="T11">a</text:span><text:span text:style-name="T10"> tento jeho hrdinský postoj opisuje Bendová v bás</text:span><text:span text:style-name="T11">ničke „Lístok z väzenia”. To je</text:span><text:span text:style-name="T10"> ten „sokol biely” a „orol smelý, ktorého n</text:span><text:span text:style-name="T11">á</text:span><text:span text:style-name="T10">m </text:span><text:soft-page-break/><text:span text:style-name="T10">vychovala komunistická stra</text:span><text:span text:style-name="T11">n</text:span><text:span text:style-name="T10">a.</text:span></text:p>
        <text:p text:style-name="P3"><text:span text:style-name="T10">Avšak mnohí smelí orli padli v tomto nerovnom boji. Za </text:span><text:span text:style-name="T11">slobodu a šťastn</text:span><text:span text:style-name="T10">ý život českého a slovenského pracujúceho </text:span><text:span text:style-name="T11">ľ</text:span><text:span text:style-name="T10">udu padol aj nádherný človek, bojovník a vlastenec </text:span><text:span text:style-name="T18">—</text:span><text:span text:style-name="T10"> Július </text:span><text:span text:style-name="T11">F</text:span><text:span text:style-name="T10">u</text:span><text:span text:style-name="T11">č</text:span><text:span text:style-name="T10">ík. Komu sa srdce nezachveje hrdosťou a bolesťou pri spomienke na toto meno? Veď obraz Júlia Fučíka sa vryl ako žiarivý vzor do duše každého pioniera a sväzáka ako </text:span><text:span text:style-name="T11">k</text:span><text:span text:style-name="T10">r</text:span><text:span text:style-name="T11">á</text:span><text:span text:style-name="T10">sny typ nového, komunistického človeka. A taký človek </text:span><text:span text:style-name="T11">nemohol umrieť. „Je večne živí pre nás” </text:span><text:span text:style-name="T18">— hovorí </text:span><text:span text:style-name="T10">Bendová, </text:span><text:span text:style-name="T11">a je s nami všade: v práci a boji, v radostiach</text:span><text:span text:style-name="T10"> a strádaniach a jeho krv žiari „z </text:span><text:span text:style-name="T11">č</text:span><text:span text:style-name="T10">ervených šatiek smelých pionierov</text:span><text:span text:style-name="T11">”</text:span><text:span text:style-name="T10">. Jeho usmievava ľudská tvár, obrátená i vo chvíli smrti k nášmu dnešku, bude nám vždy posilou a povzbudením.</text:span></text:p>
        <text:p text:style-name="P15"><text:span text:style-name="T12">Nebojovali len dospelí, zrelí ľudia za to, čo dnes rozkvitá pred našimi</text:span><text:span text:style-name="T10"> o</text:span><text:span text:style-name="T12">č</text:span><text:span text:style-name="T10">ami, pod našimi rukami. I deti daly svoj po</text:span><text:span text:style-name="T12">diel v tomto boji. Kto by nepoznal chlapc</text:span><text:span text:style-name="T10">a </text:span><text:span text:style-name="T12">Janka </text:span><text:span text:style-name="T10">Giertliho </text:span><text:span text:style-name="T12">počas Slovenského</text:span><text:span text:style-name="T10"> národného povstania? </text:span><text:span text:style-name="T12">Janko Giertli </text:span><text:span text:style-name="T10">oznámil partizánom príchod Nemcov ktorí sa chystali obkľúčiť ľudových bojovníkov a úp</text:span><text:span text:style-name="T12">l</text:span><text:span text:style-name="T10">ne ich z</text:span><text:span text:style-name="T12">ničiť. Vďaka chlapcovmu činu nepodarilo sa im to. Naopak, p</text:span><text:span text:style-name="T10">artizáni prešli do </text:span><text:span text:style-name="T12">ú</text:span><text:span text:style-name="T10">toku a vyhnali nepriateľa. Ale akú silu vôle a seba­zaprenia musel chlapec prejaviť, aby úspešne vykonal svoju </text:span><text:span text:style-name="T12">ť</text:span><text:span text:style-name="T10">ažkú a nebezpečnú úlohu! Hľa, ako nám podáva Bendová obraz smelého Janka práve v najťažšej chvíli:</text:span></text:p>
        <text:p text:style-name="P4"><text:soft-page-break/></text:p>
        <text:p text:style-name="P14">Z posledných síl do tmavej noci kričí,</text:p>
        <text:p text:style-name="P14">no zdá sa, nečuje ho nik,</text:p>
        <text:p text:style-name="P14">len zasnežený malinový krík</text:p>
        <text:p text:style-name="P14"><text:span text:style-name="T19">a</text:span> cencúľ, ktorý visí na ihličí.</text:p>
        <text:p text:style-name="P5">Už skrehlé telo ledva cíti,</text:p>
        <text:p text:style-name="P14">po snehu rukami sa driape vpred,</text:p>
        <text:p text:style-name="P14">soberie všetku silu, zvolá naposled...</text:p>
        <text:p text:style-name="P4">Odpovedá mu víchor divým vytím.</text:p>
        <text:p text:style-name="P8"/>
        <text:p text:style-name="P11">Čin Janka Giertliho, dnes vzorného sväzáka a robotníka, naplňuje hrdosťou srdce každého pioniera.</text:p>
        <text:p text:style-name="P8">Táto časť sbierky nehovorí len o minulosti, o tvrdom živote a vykorisťovateľoch pracujúcich, ale nám pripomína, že nesmieme zabudnúť ani na dnešných nepriateľov nášho budo­vania. Títo nepriatelia nežijú len za hranicami, ale aj medzi nami, maskujú sa a pretvarujú, vedia byť dokonca aj milí a usilovní, len aby dosiahli svoj špinavý cieľ. A takým je aj „milý pánko”, ktorý chcel čokoládou kúpiť malého chlapca a dozvedieť sa o údajoch z našej výstavby. Ale špión nepo­chodil. Táto <text:soft-page-break/>báseň nás učí bdelosti a ostražitosti, ktorá je súčiastkou nášho socialistického vlastenectva.</text:p>
        <text:p text:style-name="P9">Špión v našom prostredí je iba malým kolieskom toho nepriate<text:span text:style-name="T19">ľ</text:span>ského, kapitalistického stroja vo svete, ktorý chce uvrhnúť svet do novej vojny. Vojnu potrebujú kapitalisti na to, aby mohli uplatniť svoje vojnové výrobky — tanky, delá, lietadlá, atomové bomby, — keďže spotrebný tovar, potrebný k mierovému životu, nemôžu si zakúpiť ožobráčené pracujúce masy. Avšak mierový tábor na celom svete je taký silný, že môže zabrániť novej svetovej vojne a zabezpečiť mierový a budovate<text:span text:style-name="T19">ľ</text:span>ský život všetkým národom. O tom nám hovorí „Báseň za mier”.</text:p>
        <text:p text:style-name="P10">Druhá časť sbierky — „Vej, moja šatka pionierska” — je obrazom radostného a budovateľského života nášho ľudu.</text:p>
        <text:p text:style-name="P13"><text:span text:style-name="T12">V popredí nášho no</text:span><text:span text:style-name="T10">vého života stojí slobodná tvorivá praca, ktorá robí ozajstné zázraky. Iba prácou je človek veľk</text:span><text:span text:style-name="T12">ý a nepremožiteľný. A tento</text:span><text:span text:style-name="T10"> slobodný človek riadi tok rieky, </text:span><text:span text:style-name="T12">spája diaľavy, mení púšte na kvitnúce</text:span><text:span text:style-name="T10"> záhrady, podmaňuje </text:span><text:span text:style-name="T12">si </text:span><text:span text:style-name="T10">blankyt</text:span><text:span text:style-name="T12">né</text:span><text:span text:style-name="T10"> v</text:span><text:span text:style-name="T12">ýšin</text:span><text:span text:style-name="T10">y. Bendová vyjadrila túto poéziu práce a tvorivého ducha ľudí v básni „Človek-velikán</text:span><text:span text:style-name="T11">”</text:span><text:span text:style-name="T10">.</text:span></text:p>
        <text:p text:style-name="P12"/>
        <text:p text:style-name="P20"><text:span text:style-name="CharStyle7"><text:span text:style-name="T10"/></text:span></text:p>
        <text:p text:style-name="P19"><text:span text:style-name="CharStyle7"><text:span text:style-name="T10"/></text:span></text:p>
        <text:p text:style-name="P20"><text:soft-page-break/><text:span text:style-name="CharStyle7"><text:span text:style-name="T10">Náš ľud nebuduje len nové továrne a závody, nevzniká u nás len socialistický priemysel, ale sa mení aj tvár našej dediny, ktorá sa tiež uberá cestou k socializmu, a úzke pásiky chudoby v minulosti spájajú sa v nedozierne družstevné lány. Ale družstevná dedina sa nerodí bez boja. Básnička „Naše pole” ukazuje, že tento boj treba viesť na dvoch frontoch: nielen proti triednemu nepriateľovi, ktorý „zpoza okna škúli a sladko vraví”, ale aj proti zaostalosti a neuvedomelosti mno­hých roľníkov, ktorí sa nevedia odpútať od svojich „škvaročiek drobných polí”.</text:span></text:span></text:p>
        <text:p text:style-name="P20"><text:span text:style-name="CharStyle7"><text:span text:style-name="T10">Všetko toto úsilie speje k tomu, aby sme z našej domo­viny vytvorili blahobytnú a krásnu zem, takú, aká sa nám rysuje v básni „Domovina”. No okrem rodnej zeme, v ktorej žijeme, pracujeme a bojujeme za krajšie dni, máme aj širšiu domovinu, „proletársku vlasť”, ktorá sjednocuje všetkých pra­cujúcich ľudí a utláčané národy. S nami stoja na jednej strane barikády nielen robotníci na ryžoviskách obrovskej a slobodnej Číny, ale aj vojak bojujúcej Kórey, černošský spevák z Ame­riky, prístavný robotník z Francúzska a všetci tí, ktorým žiari päťramenná hviezda, znamenie šťastia pracujúcich na celom svete. Tak sa v našom vedomí socialistické vlastenectvo nerozlučne spája s proletárskym internacionalizmom.</text:span></text:span></text:p>
        <text:p text:style-name="P20"><text:span text:style-name="CharStyle7"><text:span text:style-name="T10">V rámci tohto boja a budovania rastie a prekvitá aj život detí a pionierov našej republiky. A K. Bendová zachytáva tento život v básňach „Po sľube” a „Červená </text:span></text:span><text:soft-page-break/><text:span text:style-name="CharStyle7"><text:span text:style-name="T10">šatka”. Šatka, ktorú pionierovi uviazali v deň sľubu, predstavuje kus červe­nej zástavy, znázorňuj</text:span></text:span><text:span text:style-name="CharStyle7"><text:span text:style-name="T2">e</text:span></text:span><text:span text:style-name="CharStyle7"><text:span text:style-name="T10"> preliatu krv bojovníkov za práva pracujúcich. To pionierov zaväzuje, aby svojimi činmi nikdy nepoškvrnili česť proletárskej zástavy.</text:span></text:span></text:p>
        <text:p text:style-name="P20"><text:span text:style-name="CharStyle7"><text:span text:style-name="T10">Pred deťmi našej vlasti sú otvorené všetky cesty do ži­vota. Iba správne vybrať podľa nadania a potrieb spoločnosti: byť lekárom alebo učiteľom, traktoristom alebo inžinierom, baníkom alebo letcom. A toto bohatstvo možností našej mlá­deže, tieto sny a perspektívy vyjadrujú básne „Budúci stavi­telia” a „Pieseň pionierky”.</text:span></text:span></text:p>
        <text:p text:style-name="P20"><text:span text:style-name="CharStyle7"><text:span text:style-name="T10">Sbierku K. Bendovej uzaviera báseň „Pioniersky pochod”. Učením a prácou mladý človek rastie aj politicky: z pioniera sa stáva sväzák, zo sväzáka komunista, bojovník a budovateľ, stojaci na prednej línii nášho frontu. Byť členom strany, statočným a čestným človekom, oddaným svojej vlasti a ľudu, — to je prirodzená túžba každého mladého človeka, pioniera a sväzáka. Touto snahou je naplnený celý „Pioniersky pochod” Kristy Bendovej. Ukazuje cestu tisícom slovenských chlapcov a dievčat k vytúženému a veľkému cieľu — stať sa dôstojný­mi synmi a dcérami socialistickej domoviny.</text:span></text:span></text:p>
        <text:p text:style-name="P20"><text:span text:style-name="CharStyle7"><text:span text:style-name="T10">Verše Kristy Bendovej sa vyznačujú jasnosťou myšlienky a bojovným úderným tónom. Zapaľujú a podnecujú mládež do boja za nový život, za nového socialistického človeka, o ktorom sa hovorí v tomto básnickom diele.</text:span></text:span></text:p>
        <text:p text:style-name="P116"><text:soft-page-break/><text:span text:style-name="CharStyle7"><text:span text:style-name="T10"/></text:span></text:p>
        <text:p text:style-name="P115"><text:span text:style-name="CharStyle7"><text:span text:style-name="T10">Zlatko Klátik</text:span></text:span></text:p>
        <text:p text:style-name="P264"><text:span text:style-name="CharStyle10"><text:span text:style-name="T10"/></text:span></text:p>
        <text:p text:style-name="P263"><text:span text:style-name="CharStyle10"><text:span text:style-name="T10"/></text:span></text:p>
        <text:p text:style-name="P263"><text:span text:style-name="CharStyle10"><text:span text:style-name="T13">ZABUDNÚŤ NESMIE ŽIADEN Z NÁS</text:span></text:span></text:p>
        <text:p text:style-name="P263"><text:span text:style-name="CharStyle10"><text:span text:style-name="T13"/></text:span></text:p>
        <text:h text:style-name="P288" text:outline-level="2"><text:span text:style-name="CharStyle12"><text:span text:style-name="T10"/></text:span></text:h>
        <text:h text:style-name="P286" text:outline-level="2"><text:bookmark-start text:name="bookmark01"/><text:span text:style-name="CharStyle12"><text:span text:style-name="T10">KEDYSI</text:span></text:span><text:bookmark-end text:name="bookmark01"/></text:h>
        <text:p text:style-name="P116"><text:span text:style-name="CharStyle7"><text:span text:style-name="T1"/></text:span></text:p>
        <text:p text:style-name="P115"><text:span text:style-name="CharStyle7"><text:span text:style-name="T10"/></text:span></text:p>
        <text:p text:style-name="P116"><text:span text:style-name="CharStyle7"><text:span text:style-name="T10">Zl</text:span></text:span><text:span text:style-name="CharStyle7"><text:span text:style-name="T1">e </text:span></text:span><text:span text:style-name="CharStyle7"><text:span text:style-name="T10">bolo u nás</text:span></text:span><text:span text:style-name="CharStyle7"><text:span text:style-name="T1"> </text:span></text:span><text:span text:style-name="CharStyle7"><text:span text:style-name="T10">kedysi.</text:span></text:span></text:p>
        <text:p text:style-name="P116"><text:span text:style-name="CharStyle7"><text:span text:style-name="T10">Nikto</text:span></text:span><text:span text:style-name="CharStyle7"><text:span text:style-name="T1"> </text:span></text:span><text:span text:style-name="CharStyle7"><text:span text:style-name="T10">si na to nespomína </text:span></text:span><text:span text:style-name="CharStyle7"><text:span text:style-name="T1">rád.</text:span></text:span></text:p>
        <text:p text:style-name="P115"><text:span text:style-name="CharStyle7"><text:span text:style-name="T10">Nerovnako sa kládlo na misy</text:span></text:span><text:span text:style-name="CharStyle7"><text:span text:style-name="T1">,</text:span></text:span></text:p>
        <text:p text:style-name="P115"><text:span text:style-name="CharStyle7"><text:span text:style-name="T10">bohatí hodovali a chudobný </text:span></text:span><text:span text:style-name="CharStyle7"><text:span text:style-name="T3">m</text:span></text:span><text:span text:style-name="CharStyle7"><text:span text:style-name="T10">a</text:span></text:span><text:span text:style-name="CharStyle7"><text:span text:style-name="T1">l</text:span></text:span><text:span text:style-name="CharStyle7"><text:span text:style-name="T10"> hlad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Žili si páni, ako sa im chcelo,</text:span></text:span></text:p>
        <text:p text:style-name="P115"><text:span text:style-name="CharStyle7"><text:span text:style-name="T10">veď na nich pracovalo tisíc rúk</text:span></text:span></text:p>
        <text:p text:style-name="P115"><text:span text:style-name="CharStyle7"><text:span text:style-name="T10">a pre nich</text:span></text:span><text:span text:style-name="CharStyle7"><text:span text:style-name="T1"> </text:span></text:span><text:span text:style-name="CharStyle7"><text:span text:style-name="T3">v</text:span></text:span><text:span text:style-name="CharStyle7"><text:span text:style-name="T10">ytvárali veľké dielo </text:span></text:span></text:p>
        <text:p text:style-name="P115"><text:span text:style-name="CharStyle7"><text:span text:style-name="T14">po celý </text:span></text:span><text:span text:style-name="CharStyle7"><text:span text:style-name="T10">ž</text:span></text:span><text:span text:style-name="CharStyle7"><text:span text:style-name="T1">i</text:span></text:span><text:span text:style-name="CharStyle7"><text:span text:style-name="T10">vot otec, </text:span></text:span><text:span text:style-name="CharStyle7"><text:span text:style-name="T14">syn aj vnuk.</text:span></text:span></text:p>
        <text:p text:style-name="P115"><text:soft-page-break/><text:span text:style-name="CharStyle7"><text:span text:style-name="T14"/></text:span></text:p>
        <text:p text:style-name="P116"><text:span text:style-name="CharStyle7"><text:span text:style-name="T10">Od rána do večera, ba až do noci</text:span></text:span></text:p>
        <text:p text:style-name="P115"><text:span text:style-name="CharStyle7"><text:span text:style-name="T10">v továrni, v bani drhli robotníci.</text:span></text:span></text:p>
        <text:p text:style-name="P116"><text:span text:style-name="CharStyle7"><text:span text:style-name="T10">Krvavý pot im stekal do očí,</text:span></text:span></text:p>
        <text:p text:style-name="P115"><text:span text:style-name="CharStyle7"><text:span text:style-name="T10">každý si </text:span></text:span><text:span text:style-name="CharStyle7"><text:span text:style-name="T1">ž</text:span></text:span><text:span text:style-name="CharStyle7"><text:span text:style-name="T10">ivot </text:span></text:span><text:span text:style-name="CharStyle14"><text:span text:style-name="T1">v </text:span></text:span><text:span text:style-name="CharStyle7"><text:span text:style-name="T10">ťažkej práci ničil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 páni veselý a dobrý život mali.</text:span></text:span></text:p>
        <text:p text:style-name="P116"><text:span text:style-name="CharStyle7"><text:span text:style-name="T10">Každý z nich si ako kráľ</text:span></text:span><text:span text:style-name="CharStyle7"><text:span text:style-name="T1">.</text:span></text:span></text:p>
        <text:p text:style-name="P116"><text:span text:style-name="CharStyle7"><text:span text:style-name="T10">Na svoje deti čipky na</text:span></text:span><text:span text:style-name="CharStyle7"><text:span text:style-name="T14">v</text:span></text:span><text:span text:style-name="CharStyle7"><text:span text:style-name="T10">ešali,</text:span></text:span></text:p>
        <text:p text:style-name="P115"><text:span text:style-name="CharStyle7"><text:span text:style-name="T10">kým na ulici bosý chlapček v mraze postával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Od rána do večera, ba až do noci</text:span></text:span></text:p>
        <text:p text:style-name="P115"><text:span text:style-name="CharStyle7"><text:span text:style-name="T10">žobraly biedne deti o </text:span></text:span><text:span text:style-name="CharStyle7"><text:span text:style-name="T3">z</text:span></text:span><text:span text:style-name="CharStyle7"><text:span text:style-name="T10">ime a hlade.</text:span></text:span></text:p>
        <text:p text:style-name="P115"><text:span text:style-name="CharStyle7"><text:span text:style-name="T10">Išly si oči vyočiť</text:span></text:span></text:p>
        <text:p text:style-name="P116"><text:span text:style-name="CharStyle7"><text:span text:style-name="T1">z</text:span></text:span><text:span text:style-name="CharStyle7"><text:span text:style-name="T10">a kúskom chleba vo výklade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Zabudnúť na to nesmie žiaden z nás.</text:span></text:span></text:p>
        <text:p text:style-name="P116"><text:span text:style-name="CharStyle7"><text:span text:style-name="T10">V spomienkach n</text:span></text:span><text:span text:style-name="CharStyle7"><text:span text:style-name="T1">a</text:span></text:span><text:span text:style-name="CharStyle7"><text:span text:style-name="T10"> minulé naša sila rastie.</text:span></text:span></text:p>
        <text:p text:style-name="P116"><text:span text:style-name="CharStyle7"><text:span text:style-name="T10">Z tvrdého b</text:span></text:span><text:span text:style-name="CharStyle7"><text:span text:style-name="T1">oj</text:span></text:span><text:span text:style-name="CharStyle7"><text:span text:style-name="T10">a</text:span></text:span><text:span text:style-name="CharStyle7"><text:span text:style-name="T1"> </text:span></text:span><text:span text:style-name="CharStyle7"><text:span text:style-name="T10">na</text:span></text:span><text:span text:style-name="CharStyle7"><text:span text:style-name="T1">ro</text:span></text:span><text:span text:style-name="CharStyle7"><text:span text:style-name="T10">dil sa nový čas,</text:span></text:span></text:p>
        <text:p text:style-name="P115"><text:soft-page-break/><text:span text:style-name="CharStyle7"><text:span text:style-name="T10">Z tvrdého boja rástlo naše šťastie</text:span></text:span><text:span text:style-name="CharStyle7"><text:span text:style-name="T1">.</text:span></text:span></text:p>
        <text:p text:style-name="P115"><text:span text:style-name="CharStyle7"><text:span text:style-name="T1"/></text:span></text:p>
        <text:p text:style-name="P116"><text:span text:style-name="CharStyle7"><text:span text:style-name="T10">Prach </text:span></text:span><text:span text:style-name="CharStyle7"><text:span text:style-name="T3">zeme </text:span></text:span><text:span text:style-name="CharStyle7"><text:span text:style-name="T10">vyp</text:span></text:span><text:span text:style-name="CharStyle7"><text:span text:style-name="T1">íj</text:span></text:span><text:span text:style-name="CharStyle7"><text:span text:style-name="T10">a</text:span></text:span><text:span text:style-name="CharStyle7"><text:span text:style-name="T1">l</text:span></text:span><text:span text:style-name="CharStyle7"><text:span text:style-name="T10"> krv proletársku</text:span></text:span><text:span text:style-name="CharStyle7"><text:span text:style-name="T1">.</text:span></text:span></text:p>
        <text:p text:style-name="P115"><text:span text:style-name="CharStyle7"><text:span text:style-name="T10">Do štrajkov spravodlivých išiel ľud,</text:span></text:span></text:p>
        <text:p text:style-name="P115"><text:span text:style-name="CharStyle7"><text:span text:style-name="T10">umieral za pravdu a lásku,</text:span></text:span></text:p>
        <text:p text:style-name="P115"><text:span text:style-name="CharStyle7"><text:span text:style-name="T10">umieral, aby všetkých zbavil pút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Zabudnúť nesmie žiaden z nás!</text:span></text:span></text:p>
        <text:p text:style-name="P116"><text:span text:style-name="CharStyle7"><text:span text:style-name="T10">Vždy na to spomenieme znova,</text:span></text:span></text:p>
        <text:p text:style-name="P115"><text:span text:style-name="CharStyle7"><text:span text:style-name="T10">za šťastie ďakujúc, z</text:span></text:span><text:span text:style-name="CharStyle7"><text:span text:style-name="T14">a</text:span></text:span><text:span text:style-name="CharStyle7"><text:span text:style-name="T10"> spravodlivý čas</text:span></text:span></text:p>
        <text:p text:style-name="P115"><text:span text:style-name="CharStyle7"><text:span text:style-name="T10">tebe, veliká strana Gottwaldova.</text:span></text:span></text:p>
        <text:p text:style-name="P264"><text:span text:style-name="CharStyle9"><text:span text:style-name="T10"/></text:span></text:p>
        <text:p text:style-name="P263"><text:span text:style-name="CharStyle9"><text:span text:style-name="T10"/></text:span></text:p>
        <text:h text:style-name="P288" text:outline-level="2"><text:bookmark-start text:name="bookmark2"/><text:span text:style-name="CharStyle12"><text:span text:style-name="T10">JÚLIUS FUČÍK</text:span></text:span><text:bookmark-end text:name="bookmark2"/></text:h>
        <text:p text:style-name="P116"><text:span text:style-name="CharStyle7"><text:span text:style-name="T10"/></text:span></text:p>
        <text:p text:style-name="P115"><text:span text:style-name="CharStyle7"><text:span text:style-name="T10">Na popravisku súdruh Fučík stál,</text:span></text:span></text:p>
        <text:p text:style-name="P115"><text:span text:style-name="CharStyle7"><text:span text:style-name="T1">m</text:span></text:span><text:span text:style-name="CharStyle7"><text:span text:style-name="T10">al jasný úsmev na z</text:span></text:span><text:span text:style-name="CharStyle7"><text:span text:style-name="T14">m</text:span></text:span><text:span text:style-name="CharStyle7"><text:span text:style-name="T10">učenej tvári.</text:span></text:span></text:p>
        <text:p text:style-name="P115"><text:span text:style-name="CharStyle7"><text:span text:style-name="T10">A ponad hlavy vrahov hľadel v diaľ,</text:span></text:span></text:p>
        <text:p text:style-name="P115"><text:span text:style-name="CharStyle7"><text:span text:style-name="T10">náš dnešný šťastný živo</text:span></text:span><text:span text:style-name="CharStyle7"><text:span text:style-name="T3">t </text:span></text:span><text:span text:style-name="CharStyle7"><text:span text:style-name="T10">pred ním žiaril.</text:span></text:span></text:p>
        <text:p text:style-name="P116"><text:soft-page-break/><text:span text:style-name="CharStyle7"><text:span text:style-name="T10"/></text:span></text:p>
        <text:p text:style-name="P115"><text:span text:style-name="CharStyle7"><text:span text:style-name="T10">Nás videl, svojich hrdých pionierov,</text:span></text:span></text:p>
        <text:p text:style-name="P115"><text:span text:style-name="CharStyle7"><text:span text:style-name="T10">pr</text:span></text:span><text:span text:style-name="CharStyle7"><text:span text:style-name="T14">v</text:span></text:span><text:span text:style-name="CharStyle7"><text:span text:style-name="T10">o</text:span></text:span><text:span text:style-name="CharStyle7"><text:span text:style-name="T3">m</text:span></text:span><text:span text:style-name="CharStyle7"><text:span text:style-name="T10">á</text:span></text:span><text:span text:style-name="CharStyle7"><text:span text:style-name="T1">j</text:span></text:span><text:span text:style-name="CharStyle7"><text:span text:style-name="T10">ové rozjasané zástupy</text:span></text:span></text:p>
        <text:p text:style-name="P115"><text:span text:style-name="CharStyle7"><text:span text:style-name="T10">a v tele ubitom sa srdce šťastím ch</text:span></text:span><text:span text:style-name="CharStyle7"><text:span text:style-name="T3">v</text:span></text:span><text:span text:style-name="CharStyle7"><text:span text:style-name="T10">e</text:span></text:span><text:span text:style-name="CharStyle7"><text:span text:style-name="T1">l</text:span></text:span><text:span text:style-name="CharStyle7"><text:span text:style-name="T10">o,</text:span></text:span></text:p>
        <text:p text:style-name="P115"><text:span text:style-name="CharStyle7"><text:span text:style-name="T10">že svojím životom n</text:span></text:span><text:span text:style-name="CharStyle7"><text:span text:style-name="T3">áš</text:span></text:span><text:span text:style-name="CharStyle7"><text:span text:style-name="T10"> život vykúpi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 preto neumrel. Je večne živý pre nás,</text:span></text:span></text:p>
        <text:p text:style-name="P115"><text:span text:style-name="CharStyle7"><text:span text:style-name="T10">do bo</text:span></text:span><text:span text:style-name="CharStyle7"><text:span text:style-name="T1">ja</text:span></text:span><text:span text:style-name="CharStyle7"><text:span text:style-name="T10"> práce s nami vychodí</text:span></text:span></text:p>
        <text:p text:style-name="P115"><text:span text:style-name="CharStyle7"><text:span text:style-name="T10">a jeho zbraňou naša mladá smen</text:span></text:span><text:span text:style-name="CharStyle7"><text:span text:style-name="T14">a</text:span></text:span></text:p>
        <text:p text:style-name="P115"><text:span text:style-name="CharStyle7"><text:span text:style-name="T10">navždy si ubráni vlasť slobody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Tá jeho zbraň je boľševická česť</text:span></text:span><text:span text:style-name="CharStyle7"><text:span text:style-name="T1">,</text:span></text:span></text:p>
        <text:p text:style-name="P115"><text:span text:style-name="CharStyle7"><text:span text:style-name="T10">s ňou cez prekážky kráčal s pevnou vierou.</text:span></text:span></text:p>
        <text:p text:style-name="P115"><text:span text:style-name="CharStyle7"><text:span text:style-name="T10">Krv tvoja, súdruh Fučík, ži</text:span></text:span><text:span text:style-name="CharStyle13"><text:span text:style-name="T1">a</text:span></text:span><text:span text:style-name="CharStyle7"><text:span text:style-name="T10">ri dnes</text:span></text:span></text:p>
        <text:p text:style-name="P115"><text:span text:style-name="CharStyle7"><text:span text:style-name="T10">z červených šatiek smelýc</text:span></text:span><text:span text:style-name="CharStyle7"><text:span text:style-name="T3">h</text:span></text:span><text:span text:style-name="CharStyle7"><text:span text:style-name="T10"> pionierov.</text:span></text:span></text:p>
        <text:p text:style-name="P264"><text:span text:style-name="CharStyle9"><text:span text:style-name="T10"/></text:span></text:p>
        <text:p text:style-name="P263"><text:span text:style-name="CharStyle9"><text:span text:style-name="T10"/></text:span></text:p>
        <text:p text:style-name="P20"><text:span text:style-name="CharStyle7"><text:span text:style-name="T10">LÍSTOK Z VÄZENIA</text:span></text:span></text:p>
        <text:p text:style-name="P116"><text:span text:style-name="CharStyle7"><text:span text:style-name="T10"/></text:span></text:p>
        <text:p text:style-name="P115"><text:soft-page-break/><text:span text:style-name="CharStyle7"><text:span text:style-name="T10">P</text:span></text:span><text:span text:style-name="CharStyle7"><text:span text:style-name="T3">a</text:span></text:span><text:span text:style-name="CharStyle7"><text:span text:style-name="T10">dá svetlo cez </text:span></text:span><text:span text:style-name="CharStyle7"><text:span text:style-name="T14">o</text:span></text:span><text:span text:style-name="CharStyle7"><text:span text:style-name="T1">b</text:span></text:span><text:span text:style-name="CharStyle7"><text:span text:style-name="T10">l</text:span></text:span><text:span text:style-name="CharStyle7"><text:span text:style-name="T1">ôč</text:span></text:span><text:span text:style-name="CharStyle7"><text:span text:style-name="T3">i</text:span></text:span><text:span text:style-name="CharStyle7"><text:span text:style-name="T10">k,</text:span></text:span></text:p>
        <text:p text:style-name="P115"><text:span text:style-name="CharStyle7"><text:span text:style-name="T10">na oblôčku mreže.</text:span></text:span></text:p>
        <text:p text:style-name="P115"><text:span text:style-name="CharStyle7"><text:span text:style-name="T10">Ej, sloboda, slobodienka,</text:span></text:span></text:p>
        <text:p text:style-name="P115"><text:span text:style-name="CharStyle7"><text:span text:style-name="T10">kdeže s</text:span></text:span><text:span text:style-name="CharStyle7"><text:span text:style-name="T1">i</text:span></text:span><text:span text:style-name="CharStyle7"><text:span text:style-name="T10"> nám, kdeže?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Sputnaly ju, zajarmily</text:span></text:span></text:p>
        <text:p text:style-name="P115"><text:span text:style-name="CharStyle7"><text:span text:style-name="T10">fašistické zmije,</text:span></text:span></text:p>
        <text:p text:style-name="P115"><text:span text:style-name="CharStyle7"><text:span text:style-name="T10">ale ona n</text:span></text:span><text:span text:style-name="CharStyle7"><text:span text:style-name="T3">e</text:span></text:span><text:span text:style-name="CharStyle7"><text:span text:style-name="T17">z</text:span></text:span><text:span text:style-name="CharStyle7"><text:span text:style-name="T3">h</text:span></text:span><text:span text:style-name="CharStyle7"><text:span text:style-name="T10">ynula,</text:span></text:span></text:p>
        <text:p text:style-name="P115"><text:span text:style-name="CharStyle7"><text:span text:style-name="T10">v srdciach verných žije.</text:span></text:span></text:p>
        <text:p text:style-name="P299"><text:span text:style-name="CharStyle16"><text:span text:style-name="T1"/></text:span></text:p>
        <text:p text:style-name="P116"><text:span text:style-name="CharStyle7"><text:span text:style-name="T10">Padá svetlo cez obl</text:span></text:span><text:span text:style-name="CharStyle7"><text:span text:style-name="T1">ô</text:span></text:span><text:span text:style-name="CharStyle7"><text:span text:style-name="T10">čik</text:span></text:span></text:p>
        <text:p text:style-name="P115"><text:span text:style-name="CharStyle7"><text:span text:style-name="T10">do väzenskej cely.</text:span></text:span></text:p>
        <text:p text:style-name="P116"><text:span text:style-name="CharStyle7"><text:span text:style-name="T10">A v tej cele za mrežami</text:span></text:span></text:p>
        <text:p text:style-name="P115"><text:span text:style-name="CharStyle7"><text:span text:style-name="T1">s</text:span></text:span><text:span text:style-name="CharStyle7"><text:span text:style-name="T3">ed</text:span></text:span><text:span text:style-name="CharStyle7"><text:span text:style-name="T1">í</text:span></text:span><text:span text:style-name="CharStyle7"><text:span text:style-name="T10"> sokol biely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Ej, nie je to sokol biely,</text:span></text:span></text:p>
        <text:p text:style-name="P115"><text:span text:style-name="CharStyle7"><text:span text:style-name="T10">ale orol smelý,</text:span></text:span></text:p>
        <text:p text:style-name="P115"><text:span text:style-name="CharStyle7"><text:span text:style-name="T10">čo do boja pravdy, práva,</text:span></text:span></text:p>
        <text:p text:style-name="P115"><text:span text:style-name="CharStyle7"><text:span text:style-name="T10">oddal život celý.</text:span></text:span></text:p>
        <text:p text:style-name="P116"><text:soft-page-break/><text:span text:style-name="CharStyle7"><text:span text:style-name="T10"/></text:span></text:p>
        <text:p text:style-name="P115"><text:span text:style-name="CharStyle7"><text:span text:style-name="T10">Ej, nie je len orol smelý,</text:span></text:span></text:p>
        <text:p text:style-name="P115"><text:span text:style-name="CharStyle7"><text:span text:style-name="T10">smelší je on, tvrdý.</text:span></text:span></text:p>
        <text:p text:style-name="P115"><text:span text:style-name="CharStyle7"><text:span text:style-name="T1">Sedí</text:span></text:span><text:span text:style-name="CharStyle7"><text:span text:style-name="T10"> v cele nezlomený</text:span></text:span></text:p>
        <text:p text:style-name="P115"><text:span text:style-name="CharStyle7"><text:span text:style-name="T10">k</text:span></text:span><text:span text:style-name="CharStyle7"><text:span text:style-name="T1">o</text:span></text:span><text:span text:style-name="CharStyle7"><text:span text:style-name="T10">munista hrdý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Zradili ho. Na smrť čaká,</text:span></text:span></text:p>
        <text:p text:style-name="P115"><text:span text:style-name="CharStyle7"><text:span text:style-name="T10">ale hľadí vyššie.</text:span></text:span></text:p>
        <text:p text:style-name="P116"><text:span text:style-name="CharStyle7"><text:span text:style-name="T3">P</text:span></text:span><text:span text:style-name="CharStyle7"><text:span text:style-name="T10">re budúcich, pre súdruhov,</text:span></text:span></text:p>
        <text:p text:style-name="P115"><text:span text:style-name="CharStyle7"><text:span text:style-name="T10">lístok, odkaz píše:</text:span></text:span></text:p>
        <text:p text:style-name="P264"><text:span text:style-name="CharStyle9"><text:span text:style-name="T10"/></text:span></text:p>
        <text:p text:style-name="P116"><text:span text:style-name="CharStyle14"><text:span text:style-name="T10">Bol som zradený.</text:span></text:span></text:p>
        <text:p text:style-name="P116"><text:span text:style-name="CharStyle14"><text:span text:style-name="T10">Chcem čestne umrieť.</text:span></text:span></text:p>
        <text:p text:style-name="P116"><text:span text:style-name="CharStyle14"><text:span text:style-name="T10">Verný SSSR</text:span></text:span><text:span text:style-name="CharStyle14"><text:span text:style-name="T1">,</text:span></text:span><text:span text:style-name="CharStyle14"><text:span text:style-name="T10"> KS</text:span></text:span><text:span text:style-name="CharStyle14"><text:span text:style-name="T3">Č</text:span></text:span><text:span text:style-name="CharStyle14"><text:span text:style-name="T10"> a národu.</text:span></text:span></text:p>
        <text:p text:style-name="P116"><text:span text:style-name="CharStyle7"><text:span text:style-name="T1"/></text:span></text:p>
        <text:p text:style-name="P115"><text:span text:style-name="CharStyle7"><text:span text:style-name="T10">Ktože je ten sokol biely,</text:span></text:span></text:p>
        <text:p text:style-name="P115"><text:span text:style-name="CharStyle7"><text:span text:style-name="T10">kto ten orol smelý,</text:span></text:span></text:p>
        <text:p text:style-name="P115"><text:span text:style-name="CharStyle7"><text:span text:style-name="T10">ktože je ten komunista,</text:span></text:span></text:p>
        <text:p text:style-name="P115"><text:span text:style-name="CharStyle7"><text:span text:style-name="T10">čo tak pravde verí?</text:span></text:span></text:p>
        <text:p text:style-name="P116"><text:soft-page-break/><text:span text:style-name="CharStyle7"><text:span text:style-name="T1"/></text:span></text:p>
        <text:p text:style-name="P115"><text:span text:style-name="CharStyle7"><text:span text:style-name="T1">U</text:span></text:span><text:span text:style-name="CharStyle7"><text:span text:style-name="T3">šie</text:span></text:span><text:span text:style-name="CharStyle7"><text:span text:style-name="T1">l</text:span></text:span><text:span text:style-name="CharStyle7"><text:span text:style-name="T10"> smrti. Ušie</text:span></text:span><text:span text:style-name="CharStyle7"><text:span text:style-name="T14">l </text:span></text:span><text:span text:style-name="CharStyle7"><text:span text:style-name="T10">vrahom.</text:span></text:span></text:p>
        <text:p text:style-name="P115"><text:span text:style-name="CharStyle7"><text:span text:style-name="T10">Dnes tu s nami stoj</text:span></text:span><text:span text:style-name="CharStyle7"><text:span text:style-name="T1">í</text:span></text:span><text:span text:style-name="CharStyle7"><text:span text:style-name="T10">,</text:span></text:span></text:p>
        <text:p text:style-name="P115"><text:span text:style-name="CharStyle7"><text:span text:style-name="T10">aby prácou ochraňoval</text:span></text:span></text:p>
        <text:p text:style-name="P115"><text:span text:style-name="CharStyle7"><text:span text:style-name="T10">to, čo sľúbil v boji.</text:span></text:span></text:p>
        <text:p text:style-name="P115"><text:span text:style-name="CharStyle7"><text:span text:style-name="T10"/></text:span></text:p>
        <text:p text:style-name="P116"><text:span text:style-name="CharStyle7"><text:span text:style-name="T10">Ďakujeme za ten lístok,</text:span></text:span></text:p>
        <text:p text:style-name="P115"><text:span text:style-name="CharStyle7"><text:span text:style-name="T10">sú</text:span></text:span><text:span text:style-name="CharStyle7"><text:span text:style-name="T3">d</text:span></text:span><text:span text:style-name="CharStyle7"><text:span text:style-name="T10">ruh milovaný,</text:span></text:span></text:p>
        <text:p text:style-name="P115"><text:span text:style-name="CharStyle7"><text:span text:style-name="T10">on nám dneska ukazuje</text:span></text:span></text:p>
        <text:p text:style-name="P115"><text:span text:style-name="CharStyle7"><text:span text:style-name="T10">silu r</text:span></text:span><text:span text:style-name="CharStyle7"><text:span text:style-name="T3">o</text:span></text:span><text:span text:style-name="CharStyle7"><text:span text:style-name="T10">dne</text:span></text:span><text:span text:style-name="CharStyle7"><text:span text:style-name="T14">j</text:span></text:span><text:span text:style-name="CharStyle7"><text:span text:style-name="T10"> strany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Hovorí nám, akých smelých</text:span></text:span></text:p>
        <text:p text:style-name="P115"><text:span text:style-name="CharStyle7"><text:span text:style-name="T10">bojovníkov práva</text:span></text:span></text:p>
        <text:p text:style-name="P115"><text:span text:style-name="CharStyle7"><text:span text:style-name="T10">naša strana boľševická</text:span></text:span></text:p>
        <text:p text:style-name="P115"><text:span text:style-name="CharStyle7"><text:span text:style-name="T10">z ľudí vychováva.</text:span></text:span></text:p>
        <text:p text:style-name="P116"><text:span text:style-name="CharStyle7"><text:span text:style-name="T1"/></text:span></text:p>
        <text:p text:style-name="P115"><text:span text:style-name="CharStyle7"><text:span text:style-name="T1">Ď</text:span></text:span><text:span text:style-name="CharStyle7"><text:span text:style-name="T10">akujeme za ten odkaz,</text:span></text:span></text:p>
        <text:p text:style-name="P115"><text:span text:style-name="CharStyle7"><text:span text:style-name="T10">za tú veľkosť lásky,</text:span></text:span></text:p>
        <text:p text:style-name="P115"><text:span text:style-name="CharStyle7"><text:span text:style-name="T10">za to, že si odhodlane</text:span></text:span></text:p>
        <text:p text:style-name="P115"><text:soft-page-break/><text:span text:style-name="CharStyle7"><text:span text:style-name="T10">k</text:span></text:span><text:span text:style-name="CharStyle7"><text:span text:style-name="T1">r</text:span></text:span><text:span text:style-name="CharStyle7"><text:span text:style-name="T10">áčal cez prekážky,</text:span></text:span></text:p>
        <text:p text:style-name="P115"><text:span text:style-name="CharStyle7"><text:span text:style-name="T1">s</text:span></text:span><text:span text:style-name="CharStyle7"><text:span text:style-name="T3">ú</text:span></text:span><text:span text:style-name="CharStyle7"><text:span text:style-name="T10">druh Široký.</text:span></text:span></text:p>
        <text:p text:style-name="P301"><text:span text:style-name="CharStyle19"><text:span text:style-name="T1"/></text:span></text:p>
        <text:p text:style-name="P300"><text:span text:style-name="CharStyle14"><text:span text:style-name="T10"/></text:span></text:p>
        <text:h text:style-name="P288" text:outline-level="2"><text:bookmark-start text:name="bookmark4"/><text:span text:style-name="CharStyle12"><text:span text:style-name="T10">MALÝ PARTIZÁN</text:span></text:span><text:bookmark-end text:name="bookmark4"/></text:h>
        <text:h text:style-name="P288" text:outline-level="2"><text:span text:style-name="CharStyle12"><text:span text:style-name="T10"/></text:span></text:h>
        <text:h text:style-name="P287" text:outline-level="2"><text:bookmark-start text:name="bookmark6"/><text:span text:style-name="CharStyle12"><text:span text:style-name="T10">1</text:span></text:span><text:bookmark-end text:name="bookmark6"/></text:h>
        <text:p text:style-name="P20"><text:span text:style-name="CharStyle7"><text:span text:style-name="T10"/></text:span></text:p>
        <text:p text:style-name="P19"><text:span text:style-name="CharStyle7"><text:span text:style-name="T10">Zima a mráz. Ľadová nádhera.</text:span></text:span></text:p>
        <text:p text:style-name="P20"><text:span text:style-name="CharStyle7"><text:span text:style-name="T10">Kraj pod snehom spí, pokojný a svetlý</text:span></text:span></text:p>
        <text:p text:style-name="P19"><text:span text:style-name="CharStyle7"><text:span text:style-name="T10">Na hradskú oknom vyzerá</text:span></text:span></text:p>
        <text:p text:style-name="P19"><text:span text:style-name="CharStyle7"><text:span text:style-name="T10">žiak dvanásťročný, Janko Giertli.</text:span></text:span></text:p>
        <text:p text:style-name="P20"><text:span text:style-name="CharStyle7"><text:span text:style-name="T1"/></text:span></text:p>
        <text:p text:style-name="P19"><text:span text:style-name="CharStyle7"><text:span text:style-name="T1">Č</text:span></text:span><text:span text:style-name="CharStyle7"><text:span text:style-name="T10">love</text:span></text:span><text:span text:style-name="CharStyle7"><text:span text:style-name="T14">k </text:span></text:span><text:span text:style-name="CharStyle7"><text:span text:style-name="T1">b</text:span></text:span><text:span text:style-name="CharStyle7"><text:span text:style-name="T10">y s</text:span></text:span><text:span text:style-name="CharStyle7"><text:span text:style-name="T14">koro n</text:span></text:span><text:span text:style-name="CharStyle7"><text:span text:style-name="T10">everil,</text:span></text:span></text:p>
        <text:p text:style-name="P19"><text:span text:style-name="CharStyle7"><text:span text:style-name="T10">že zúri vojna. Chlapec ticho sedí.</text:span></text:span></text:p>
        <text:p text:style-name="P20"><text:span text:style-name="CharStyle7"><text:span text:style-name="T10">No mysľou ďaleko je, mysľou v lese sliedi</text:span></text:span></text:p>
        <text:p text:style-name="P19"><text:span text:style-name="CharStyle7"><text:span text:style-name="T10">a vidí partizánske bunkery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Tam, pod ochranou húštiny a skál,</text:span></text:span></text:p>
        <text:p text:style-name="P19"><text:soft-page-break/><text:span text:style-name="CharStyle7"><text:span text:style-name="T14">m</text:span></text:span><text:span text:style-name="CharStyle7"><text:span text:style-name="T10">razom a vetrom ošľahaní,</text:span></text:span></text:p>
        <text:p text:style-name="P19"><text:span text:style-name="CharStyle7"><text:span text:style-name="T10">na stráži stoja partizáni,</text:span></text:span></text:p>
        <text:p text:style-name="P19"><text:span text:style-name="CharStyle7"><text:span text:style-name="T10">za pásom granát, v ruke samopa</text:span></text:span><text:span text:style-name="CharStyle7"><text:span text:style-name="T1">l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Predvčerom v noci vyhodili most</text:span></text:span></text:p>
        <text:p text:style-name="P19"><text:span text:style-name="CharStyle7"><text:span text:style-name="T10">a s ním </text:span></text:span><text:span text:style-name="CharStyle7"><text:span text:style-name="T14">vla</text:span></text:span><text:span text:style-name="CharStyle7"><text:span text:style-name="T10">k, plný munície.</text:span></text:span></text:p>
        <text:p text:style-name="P20"><text:span text:style-name="CharStyle7"><text:span text:style-name="T10">Nepriateľ zúri, chrlí zlosť.</text:span></text:span></text:p>
        <text:p text:style-name="P20"><text:span text:style-name="CharStyle7"><text:span text:style-name="T10">Už myslel, že ľud u</text:span></text:span><text:span text:style-name="CharStyle7"><text:span text:style-name="T3">m</text:span></text:span><text:span text:style-name="CharStyle7"><text:span text:style-name="T10">rel. </text:span></text:span><text:span text:style-name="CharStyle7"><text:span text:style-name="T1">A</text:span></text:span><text:span text:style-name="CharStyle7"><text:span text:style-name="T10"> </text:span></text:span><text:span text:style-name="CharStyle7"><text:span text:style-name="T1">ľud</text:span></text:span><text:span text:style-name="CharStyle7"><text:span text:style-name="T10"> </text:span></text:span><text:span text:style-name="CharStyle7"><text:span text:style-name="T8">—</text:span></text:span><text:span text:style-name="CharStyle7"><text:span text:style-name="T10"> žije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Slobodu vlasti smelo bránia</text:span></text:span></text:p>
        <text:p text:style-name="P19"><text:span text:style-name="CharStyle7"><text:span text:style-name="T10">robotník, roľník, u</text:span></text:span><text:span text:style-name="CharStyle7"><text:span text:style-name="T1">č</text:span></text:span><text:span text:style-name="CharStyle7"><text:span text:style-name="T3">i</text:span></text:span><text:span text:style-name="CharStyle7"><text:span text:style-name="T10">te</text:span></text:span><text:span text:style-name="CharStyle7"><text:span text:style-name="T3">ľ</text:span></text:span><text:span text:style-name="CharStyle7"><text:span text:style-name="T10"> </text:span></text:span><text:span text:style-name="CharStyle13"><text:span text:style-name="T1">a</text:span></text:span><text:span text:style-name="CharStyle13"><text:span text:style-name="T3">j</text:span></text:span><text:span text:style-name="CharStyle7"><text:span text:style-name="T10"> vojak.</text:span></text:span></text:p>
        <text:p text:style-name="P20"><text:span text:style-name="CharStyle7"><text:span text:style-name="T10">A napred vedie ich komunistická strana</text:span></text:span></text:p>
        <text:p text:style-name="P19"><text:span text:style-name="CharStyle7"><text:span text:style-name="T10">do tohto veľkého, spravodlivého boja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Maličký žiačik d</text:span></text:span><text:span text:style-name="CharStyle7"><text:span text:style-name="T1">u</text:span></text:span><text:span text:style-name="CharStyle13"><text:span text:style-name="T10">m</text:span></text:span><text:span text:style-name="CharStyle13"><text:span text:style-name="T1">á</text:span></text:span><text:span text:style-name="CharStyle7"><text:span text:style-name="T10"> mlč</text:span></text:span><text:span text:style-name="CharStyle13"><text:span text:style-name="T1">a</text:span></text:span><text:span text:style-name="CharStyle13"><text:span text:style-name="T10">nlivo</text:span></text:span></text:p>
        <text:p text:style-name="P19"><text:span text:style-name="CharStyle13"><text:span text:style-name="T10">a všetku lásku ku nim posiela.</text:span></text:span></text:p>
        <text:p text:style-name="P20"><text:span text:style-name="CharStyle7"><text:span text:style-name="T10">Vie dobre, oni seba neželia,</text:span></text:span></text:p>
        <text:p text:style-name="P19"><text:span text:style-name="CharStyle7"><text:span text:style-name="T10">aj zaňho b</text:span></text:span><text:span text:style-name="CharStyle7"><text:span text:style-name="T3">oju</text:span></text:span><text:span text:style-name="CharStyle7"><text:span text:style-name="T10">jú, aj zaňho kladú život.</text:span></text:span></text:p>
        <text:p text:style-name="P264"><text:span text:style-name="CharStyle9"><text:span text:style-name="T10"/></text:span></text:p>
        <text:p text:style-name="P304"><text:soft-page-break/><text:span text:style-name="CharStyle21"><text:span text:style-name="T10">2</text:span></text:span></text:p>
        <text:p text:style-name="P303"><text:span text:style-name="CharStyle21"><text:span text:style-name="T10"/></text:span></text:p>
        <text:p text:style-name="P116"><text:span text:style-name="CharStyle7"><text:span text:style-name="T10">Zima a mráz. Ľadová nádhera.</text:span></text:span></text:p>
        <text:p text:style-name="P116"><text:span text:style-name="CharStyle7"><text:span text:style-name="T10">Kraj sn</text:span></text:span><text:span text:style-name="CharStyle7"><text:span text:style-name="T1">í</text:span></text:span><text:span text:style-name="CharStyle7"><text:span text:style-name="T10">, naoko pokojný a svetlý.</text:span></text:span></text:p>
        <text:p text:style-name="P115"><text:span text:style-name="CharStyle7"><text:span text:style-name="T10">Na hradskú oknom vyzerá</text:span></text:span></text:p>
        <text:p text:style-name="P115"><text:span text:style-name="CharStyle7"><text:span text:style-name="T10">žiak dvanásťročný, Janko Giertli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 zrazu je mu čudne voľáko.</text:span></text:span></text:p>
        <text:p text:style-name="P116"><text:span text:style-name="CharStyle7"><text:span text:style-name="T10">Všetka krv sa mu k srdcu ženie.</text:span></text:span></text:p>
        <text:p text:style-name="P116"><text:span text:style-name="CharStyle7"><text:span text:style-name="T10">Vonku, po zuby ozbrojené,</text:span></text:span></text:p>
        <text:p text:style-name="P115"><text:span text:style-name="CharStyle7"><text:span text:style-name="T10">dupocú čaty fašistických vojakov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Hákové kríže na rukáve,</text:span></text:span></text:p>
        <text:p text:style-name="P115"><text:span text:style-name="CharStyle7"><text:span text:style-name="T10">na čiapke smrtka so skríženým hn</text:span></text:span><text:span text:style-name="CharStyle7"><text:span text:style-name="T1">á</text:span></text:span><text:span text:style-name="CharStyle7"><text:span text:style-name="T10">tom.</text:span></text:span></text:p>
        <text:p text:style-name="P115"><text:span text:style-name="CharStyle7"><text:span text:style-name="T10">Brodia sa cez snehový závej,</text:span></text:span></text:p>
        <text:p text:style-name="P115"><text:span text:style-name="CharStyle7"><text:span text:style-name="T10">podobní krvilačným katom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Kohože id</text:span></text:span><text:span text:style-name="CharStyle7"><text:span text:style-name="T3">ú</text:span></text:span><text:span text:style-name="CharStyle7"><text:span text:style-name="T10"> chytať do dedinky Krám?</text:span></text:span></text:p>
        <text:p text:style-name="P115"><text:span text:style-name="CharStyle7"><text:span text:style-name="T10">Zúrivo hľadia tamtie strany,</text:span></text:span></text:p>
        <text:p text:style-name="P115"><text:soft-page-break/><text:span text:style-name="CharStyle7"><text:span text:style-name="T10">kde skr</text:span></text:span><text:span text:style-name="CharStyle7"><text:span text:style-name="T1">ý</text:span></text:span><text:span text:style-name="CharStyle7"><text:span text:style-name="T10">vajú sa naši partizáni,</text:span></text:span></text:p>
        <text:p text:style-name="P115"><text:span text:style-name="CharStyle7"><text:span text:style-name="T10">tam ukazujú rukou, ku horám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 Janko, hoci nepočuje hlasy,</text:span></text:span></text:p>
        <text:p text:style-name="P115"><text:span text:style-name="CharStyle7"><text:span text:style-name="T10">vie presne, o čom h</text:span></text:span><text:span text:style-name="CharStyle13"><text:span text:style-name="T1">ov</text:span></text:span><text:span text:style-name="CharStyle13"><text:span text:style-name="T3">o</text:span></text:span><text:span text:style-name="CharStyle13"><text:span text:style-name="T10">r</text:span></text:span><text:span text:style-name="CharStyle7"><text:span text:style-name="T1">ia</text:span></text:span><text:span text:style-name="CharStyle7"><text:span text:style-name="T10">.</text:span></text:span></text:p>
        <text:p text:style-name="P116"><text:span text:style-name="CharStyle7"><text:span text:style-name="T10">Nehybne hľadí, oči do</text:span></text:span><text:span text:style-name="CharStyle13"><text:span text:style-name="T3">k</text:span></text:span><text:span text:style-name="CharStyle13"><text:span text:style-name="T10">orán,</text:span></text:span></text:p>
        <text:p text:style-name="P115"><text:span text:style-name="CharStyle13"><text:span text:style-name="T10">len ústa sa mu pohnú, šepnú: Naš</text:span></text:span><text:span text:style-name="CharStyle7"><text:span text:style-name="T1">i</text:span></text:span><text:span text:style-name="CharStyle7"><text:span text:style-name="T10">...</text:span></text:span></text:p>
        <text:h text:style-name="P288" text:outline-level="2"><text:span text:style-name="CharStyle12"><text:span text:style-name="T10"/></text:span></text:h>
        <text:h text:style-name="P287" text:outline-level="2"><text:bookmark-start text:name="bookmark8"/><text:span text:style-name="CharStyle12"><text:span text:style-name="T10">3</text:span></text:span><text:bookmark-end text:name="bookmark8"/></text:h>
        <text:p text:style-name="P116"><text:span text:style-name="CharStyle7"><text:span text:style-name="T10"/></text:span></text:p>
        <text:p text:style-name="P115"><text:span text:style-name="CharStyle7"><text:span text:style-name="T10">Sneh šibe od</text:span></text:span><text:span text:style-name="CharStyle7"><text:span text:style-name="T14">boku</text:span></text:span><text:span text:style-name="CharStyle7"><text:span text:style-name="T10"> aj odh</text:span></text:span><text:span text:style-name="CharStyle7"><text:span text:style-name="T14">o</text:span></text:span><text:span text:style-name="CharStyle7"><text:span text:style-name="T10">ra.</text:span></text:span></text:p>
        <text:p text:style-name="P116"><text:span text:style-name="CharStyle7"><text:span text:style-name="T10">Súmrak sa va</text:span></text:span><text:span text:style-name="CharStyle7"><text:span text:style-name="T1">l</text:span></text:span><text:span text:style-name="CharStyle7"><text:span text:style-name="T3">í</text:span></text:span><text:span text:style-name="CharStyle7"><text:span text:style-name="T10"> na kraj svetlý</text:span></text:span></text:p>
        <text:p text:style-name="P115"><text:span text:style-name="CharStyle7"><text:span text:style-name="T10">a záve</text:span></text:span><text:span text:style-name="CharStyle7"><text:span text:style-name="T1">j</text:span></text:span><text:span text:style-name="CharStyle7"><text:span text:style-name="T3">a</text:span></text:span><text:span text:style-name="CharStyle7"><text:span text:style-name="T10">mi beží ku horám</text:span></text:span></text:p>
        <text:p text:style-name="P115"><text:span text:style-name="CharStyle7"><text:span text:style-name="T10">žiak dvanásťročný, Janko Giertli.</text:span></text:span></text:p>
        <text:p text:style-name="P264"><text:span text:style-name="CharStyle9"><text:span text:style-name="T10"/></text:span></text:p>
        <text:p text:style-name="P116"><text:span text:style-name="CharStyle7"><text:span text:style-name="T10">Mrazivý vietor od hôr </text:span></text:span><text:span text:style-name="CharStyle7"><text:span text:style-name="T5">za</text:span></text:span><text:span text:style-name="CharStyle7"><text:span text:style-name="T6">du</text:span></text:span><text:span text:style-name="CharStyle7"><text:span text:style-name="T5">l</text:span></text:span><text:span text:style-name="CharStyle7"><text:span text:style-name="T7">.</text:span></text:span></text:p>
        <text:p text:style-name="P116"><text:span text:style-name="CharStyle7"><text:span text:style-name="T10">Na mieste chlapec prituhne,</text:span></text:span></text:p>
        <text:p text:style-name="P115"><text:span text:style-name="CharStyle7"><text:span text:style-name="T10">no proti vetru stavia hlavu mladú</text:span></text:span></text:p>
        <text:p text:style-name="P115"><text:span text:style-name="CharStyle7"><text:span text:style-name="T10">a ani o krok neuhne.</text:span></text:span></text:p>
        <text:p text:style-name="P116"><text:soft-page-break/><text:span text:style-name="CharStyle7"><text:span text:style-name="T10"/></text:span></text:p>
        <text:p text:style-name="P115"><text:span text:style-name="CharStyle7"><text:span text:style-name="T10">Prebil sa k lesu. Vchádza medzi stromy,</text:span></text:span></text:p>
        <text:p text:style-name="P115"><text:span text:style-name="CharStyle7"><text:span text:style-name="T10">vydaný psiemu času nap</text:span></text:span><text:span text:style-name="CharStyle7"><text:span text:style-name="T1">o</text:span></text:span><text:span text:style-name="CharStyle7"><text:span text:style-name="T10">spas</text:span></text:span><text:span text:style-name="CharStyle7"><text:span text:style-name="T1">,</text:span></text:span></text:p>
        <text:p text:style-name="P115"><text:span text:style-name="CharStyle7"><text:span text:style-name="T10">no jeho pevnú vô</text:span></text:span><text:span text:style-name="CharStyle13"><text:span text:style-name="T1">ľ</text:span></text:span><text:span text:style-name="CharStyle13"><text:span text:style-name="T10">u nepodlomí</text:span></text:span></text:p>
        <text:p text:style-name="P115"><text:span text:style-name="CharStyle13"><text:span text:style-name="T10">ani strach, ani tempo, ani mráz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Studený vietor zasekol mu dych.</text:span></text:span></text:p>
        <text:p text:style-name="P116"><text:span text:style-name="CharStyle7"><text:span text:style-name="T10">Sneh zľadovený oči slepil.</text:span></text:span></text:p>
        <text:p text:style-name="P116"><text:span text:style-name="CharStyle7"><text:span text:style-name="T10">No on sa bije, bez dychu a slepý,</text:span></text:span></text:p>
        <text:p text:style-name="P115"><text:span text:style-name="CharStyle7"><text:span text:style-name="T10">lebo už blízko tuší ich...</text:span></text:span></text:p>
        <text:p text:style-name="P116"><text:span text:style-name="CharStyle14"><text:span text:style-name="T3"/></text:span></text:p>
        <text:p text:style-name="P115"><text:span text:style-name="CharStyle14"><text:span text:style-name="T3">Z</text:span></text:span><text:span text:style-name="CharStyle7"><text:span text:style-name="T10"> posledných síl do tmavej hory kričí,</text:span></text:span></text:p>
        <text:p text:style-name="P115"><text:span text:style-name="CharStyle7"><text:span text:style-name="T10">no zdá sa, nečuje ho nik,</text:span></text:span></text:p>
        <text:p text:style-name="P115"><text:span text:style-name="CharStyle7"><text:span text:style-name="T10">len zasnežený malinový krík</text:span></text:span></text:p>
        <text:p text:style-name="P115"><text:span text:style-name="CharStyle7"><text:span text:style-name="T10">a cencúľ, ktorý visí na ihličí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Už </text:span></text:span><text:span text:style-name="CharStyle7"><text:span text:style-name="T1">skre</text:span></text:span><text:span text:style-name="CharStyle7"><text:span text:style-name="T3">hlé</text:span></text:span><text:span text:style-name="CharStyle7"><text:span text:style-name="T10"> telo ledva cíti,</text:span></text:span></text:p>
        <text:p text:style-name="P115"><text:span text:style-name="CharStyle7"><text:span text:style-name="T10">po snehu rukami sa driape vpred,</text:span></text:span></text:p>
        <text:p text:style-name="P115"><text:span text:style-name="CharStyle7"><text:span text:style-name="T10">soberie všetku silu, zvo</text:span></text:span><text:span text:style-name="CharStyle7"><text:span text:style-name="T1">l</text:span></text:span><text:span text:style-name="CharStyle7"><text:span text:style-name="T10">á naposled…</text:span></text:span></text:p>
        <text:p text:style-name="P115"><text:soft-page-break/><text:span text:style-name="CharStyle7"><text:span text:style-name="T10">Odpovedá mu víchor divým vytím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Na zemi leží, krahne, mrzne, bledne,</text:span></text:span></text:p>
        <text:p text:style-name="P115"><text:span text:style-name="CharStyle7"><text:span text:style-name="T10">okolo seba cí</text:span></text:span><text:span text:style-name="CharStyle7"><text:span text:style-name="T3">t</text:span></text:span><text:span text:style-name="CharStyle7"><text:span text:style-name="T10">i prázdnotu.</text:span></text:span></text:p>
        <text:p text:style-name="P116"><text:span text:style-name="CharStyle7"><text:span text:style-name="T10">No zrazu hlas, mocný hlas ticho pretne,</text:span></text:span></text:p>
        <text:p text:style-name="P115"><text:span text:style-name="CharStyle7"><text:span text:style-name="T10">aj víchor prekričí, keď zvolá: Stáť! Kto tu?</text:span></text:span></text:p>
        <text:p text:style-name="P307"><text:span text:style-name="CharStyle23"><text:span text:style-name="T10"/></text:span></text:p>
        <text:p text:style-name="P306"><text:span text:style-name="CharStyle23"><text:span text:style-name="T10">4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Keď potom v skrýši partizánov</text:span></text:span></text:p>
        <text:p text:style-name="P115"><text:span text:style-name="CharStyle7"><text:span text:style-name="T10">otvoril oči, šep</text:span></text:span><text:span text:style-name="CharStyle7"><text:span text:style-name="T1">nu</text:span></text:span><text:span text:style-name="CharStyle7"><text:span text:style-name="T10">l jedine:</text:span></text:span></text:p>
        <text:p text:style-name="P116"><text:span text:style-name="CharStyle7"><text:span text:style-name="T10">— Nemc</text:span></text:span><text:span text:style-name="CharStyle7"><text:span text:style-name="T1">i</text:span></text:span><text:span text:style-name="CharStyle7"><text:span text:style-name="T10">... tam... dole... v dedine...</text:span></text:span></text:p>
        <text:p text:style-name="P116"><text:span text:style-name="CharStyle7"><text:span text:style-name="T10">A mdloba naňho padla ako spánok.</text:span></text:span></text:p>
        <text:p text:style-name="P264"><text:span text:style-name="CharStyle9"><text:span text:style-name="T10"/></text:span></text:p>
        <text:p text:style-name="P116"><text:span text:style-name="CharStyle7"><text:span text:style-name="T10">S dojatím stál</text:span></text:span><text:span text:style-name="CharStyle13"><text:span text:style-name="T1">i</text:span></text:span><text:span text:style-name="CharStyle7"><text:span text:style-name="T10"> nad ním tvrdí muži,</text:span></text:span></text:p>
        <text:p text:style-name="P115"><text:span text:style-name="CharStyle7"><text:span text:style-name="T10">na jedno mysleli a pevne stisli zbraň:</text:span></text:span></text:p>
        <text:p text:style-name="P115"><text:span text:style-name="CharStyle7"><text:span text:style-name="T1">—</text:span></text:span><text:span text:style-name="CharStyle7"><text:span text:style-name="T10"> Za teba, najmladší slovenský partizán,</text:span></text:span></text:p>
        <text:p text:style-name="P115"><text:span text:style-name="CharStyle7"><text:span text:style-name="T10">ideme ešte lepšie vlasti slúžiť!</text:span></text:span></text:p>
        <text:p text:style-name="P116"><text:span text:style-name="CharStyle7"><text:span text:style-name="T10"/></text:span></text:p>
        <text:p text:style-name="P115"><text:soft-page-break/><text:span text:style-name="CharStyle7"><text:span text:style-name="T10">5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Mier! Slávne víťazstvo! Rok štyridsiaty piaty.</text:span></text:span></text:p>
        <text:p text:style-name="P115"><text:span text:style-name="CharStyle7"><text:span text:style-name="T10">Tu, medzi hrdinami, slávy hoden,</text:span></text:span></text:p>
        <text:p text:style-name="P115"><text:span text:style-name="CharStyle7"><text:span text:style-name="T10">stojí náš Janko Giertli. Na kabátik</text:span></text:span></text:p>
        <text:p text:style-name="P115"><text:span text:style-name="CharStyle7"><text:span text:style-name="T10">mu pripínajú partizánsky orden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Skromný a tichý stojí medzi tými,</text:span></text:span></text:p>
        <text:p text:style-name="P115"><text:span text:style-name="CharStyle7"><text:span text:style-name="T10">ku ktorým niesol v zimnej noci zvesť.</text:span></text:span></text:p>
        <text:p text:style-name="P115"><text:span text:style-name="CharStyle7"><text:span text:style-name="T10">Sľubuje bez</text:span></text:span><text:span text:style-name="CharStyle7"><text:span text:style-name="T1"> </text:span></text:span><text:span text:style-name="CharStyle7"><text:span text:style-name="T3">sl</text:span></text:span><text:span text:style-name="CharStyle7"><text:span text:style-name="T10">ova, očami jagavými,</text:span></text:span></text:p>
        <text:p text:style-name="P115"><text:span text:style-name="CharStyle7"><text:span text:style-name="T10">za šťastie biť sa, za pravdu a česť</text:span></text:span><text:span text:style-name="CharStyle7"><text:span text:style-name="T1">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Do školy zajtra s kamarátmi pôjde,</text:span></text:span></text:p>
        <text:p text:style-name="P115"><text:span text:style-name="CharStyle7"><text:span text:style-name="T10">do starých l</text:span></text:span><text:span text:style-name="CharStyle7"><text:span text:style-name="T14">aví</text:span></text:span><text:span text:style-name="CharStyle7"><text:span text:style-name="T10">c čítať, rátať zas,</text:span></text:span></text:p>
        <text:p text:style-name="P115"><text:span text:style-name="CharStyle7"><text:span text:style-name="T10">no nezabudne nikdy na ten čas,</text:span></text:span></text:p>
        <text:p text:style-name="P115"><text:span text:style-name="CharStyle7"><text:span text:style-name="T10">keď aj on r</text:span></text:span><text:span text:style-name="CharStyle7"><text:span text:style-name="T1">ú</text:span></text:span><text:span text:style-name="CharStyle7"><text:span text:style-name="T10">b</text:span></text:span><text:span text:style-name="CharStyle7"><text:span text:style-name="T14">a</text:span></text:span><text:span text:style-name="CharStyle7"><text:span text:style-name="T1">l</text:span></text:span><text:span text:style-name="CharStyle7"><text:span text:style-name="T10"> cestu ku slobode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Vie, že je dneska treba veľa práce.</text:span></text:span></text:p>
        <text:p text:style-name="P115"><text:span text:style-name="CharStyle7"><text:span text:style-name="T10">Slobodnú vlasť chce teda br</text:span></text:span><text:span text:style-name="CharStyle7"><text:span text:style-name="T1">á</text:span></text:span><text:span text:style-name="CharStyle7"><text:span text:style-name="T10">niť tak,</text:span></text:span></text:p>
        <text:p text:style-name="P115"><text:soft-page-break/><text:span text:style-name="CharStyle7"><text:span text:style-name="T10">že bude z neho dobrý žiak,</text:span></text:span></text:p>
        <text:p text:style-name="P115"><text:span text:style-name="CharStyle7"><text:span text:style-name="T10">že bude robiť lepšie vždy a viacej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Už sedí v triede. S protiľahlej steny</text:span></text:span></text:p>
        <text:p text:style-name="P115"><text:span text:style-name="CharStyle7"><text:span text:style-name="T10">prezerá súdruh Gottwald popísané stránky.</text:span></text:span></text:p>
        <text:p text:style-name="P115"><text:span text:style-name="CharStyle7"><text:span text:style-name="T10">A malý partizán mu šepká od písanky:</text:span></text:span></text:p>
        <text:p text:style-name="P115"><text:span text:style-name="CharStyle7"><text:span text:style-name="T1">—</text:span></text:span><text:span text:style-name="CharStyle7"><text:span text:style-name="T10"> K obrane vlasti vždycky pri</text:span></text:span><text:span text:style-name="CharStyle13"><text:span text:style-name="T1">p</text:span></text:span><text:span text:style-name="CharStyle13"><text:span text:style-name="T10">raven</text:span></text:span><text:span text:style-name="CharStyle7"><text:span text:style-name="T1">ý!</text:span></text:span></text:p>
        <text:p text:style-name="P264"><text:span text:style-name="CharStyle10"><text:span text:style-name="T10"/></text:span></text:p>
        <text:p text:style-name="P263"><text:span text:style-name="CharStyle10"><text:span text:style-name="T10"/></text:span></text:p>
        <text:h text:style-name="P288" text:outline-level="2"><text:bookmark-start text:name="bookmark10"/><text:span text:style-name="CharStyle12"><text:span text:style-name="T10">MILÝ PÁNKO</text:span></text:span><text:bookmark-end text:name="bookmark10"/></text:h>
        <text:p text:style-name="P116"><text:span text:style-name="CharStyle7"><text:span text:style-name="T10"/></text:span></text:p>
        <text:p text:style-name="P115"><text:span text:style-name="CharStyle7"><text:span text:style-name="T10">Šiel po ulici milý pánko,</text:span></text:span></text:p>
        <text:p text:style-name="P115"><text:span text:style-name="CharStyle7"><text:span text:style-name="T10">pristavil hlúčik detí.</text:span></text:span></text:p>
        <text:p text:style-name="P116"><text:span text:style-name="CharStyle7"><text:span text:style-name="T10">Najprv len</text:span></text:span><text:span text:style-name="CharStyle7"><text:span text:style-name="T1"> </text:span></text:span><text:span text:style-name="CharStyle7"><text:span text:style-name="T10">p</text:span></text:span><text:span text:style-name="CharStyle7"><text:span text:style-name="T3">e</text:span></text:span><text:span text:style-name="CharStyle7"><text:span text:style-name="T10">kne: — Ty sa voláš Janko?</text:span></text:span></text:p>
        <text:p text:style-name="P116"><text:span text:style-name="CharStyle7"><text:span text:style-name="T10">Ty Anka? Koľko rokov je ti?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Ponúkol deťom tabľu čokolády,</text:span></text:span></text:p>
        <text:p text:style-name="P115"><text:span text:style-name="CharStyle7"><text:span text:style-name="T10">t</text:span></text:span><text:span text:style-name="CharStyle7"><text:span text:style-name="T1">á </text:span></text:span><text:span text:style-name="CharStyle7"><text:span text:style-name="T10">bo</text:span></text:span><text:span text:style-name="CharStyle7"><text:span text:style-name="T3">l</text:span></text:span><text:span text:style-name="CharStyle7"><text:span text:style-name="T10">a sladká ako med.</text:span></text:span></text:p>
        <text:p text:style-name="P116"><text:span text:style-name="CharStyle7"><text:span text:style-name="T10">A deti, aké boly rady,</text:span></text:span></text:p>
        <text:p text:style-name="P115"><text:soft-page-break/><text:span text:style-name="CharStyle7"><text:span text:style-name="T10">sa s pánkom spriatelily hneď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 všeličo mu rozprávaly,</text:span></text:span></text:p>
        <text:p text:style-name="P115"><text:span text:style-name="CharStyle7"><text:span text:style-name="T10">čo robia doma, v škole celý deň.</text:span></text:span></text:p>
        <text:p text:style-name="P115"><text:span text:style-name="CharStyle7"><text:span text:style-name="T10">No zrazu pánko spýtal </text:span></text:span><text:span text:style-name="CharStyle7"><text:span text:style-name="T1">s</text:span></text:span><text:span text:style-name="CharStyle7"><text:span text:style-name="T3">a</text:span></text:span><text:span text:style-name="CharStyle7"><text:span text:style-name="T10"> ich:</text:span></text:span></text:p>
        <text:p text:style-name="P115"><text:span text:style-name="CharStyle7"><text:span text:style-name="T10">— Akú tu máte továreň?</text:span></text:span></text:p>
        <text:p text:style-name="P116"><text:span text:style-name="CharStyle7"><text:span text:style-name="T10">Čo vyrába a koľko asi</text:span></text:span></text:p>
        <text:p text:style-name="P115"><text:span text:style-name="CharStyle7"><text:span text:style-name="T10">v nej robotníkov pracuje?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Hneď Janko vraví, hneď sa Anka hlási,</text:span></text:span></text:p>
        <text:p text:style-name="P115"><text:span text:style-name="CharStyle7"><text:span text:style-name="T10">pánko sa usmieva a čuduje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Len Peter, pionier už väčší,</text:span></text:span></text:p>
        <text:p text:style-name="P115"><text:span text:style-name="CharStyle7"><text:span text:style-name="T10">obzrel si pánka s všetkých strán.</text:span></text:span></text:p>
        <text:p text:style-name="P115"><text:span text:style-name="CharStyle7"><text:span text:style-name="T10">Bo</text:span></text:span><text:span text:style-name="CharStyle7"><text:span text:style-name="T1">l</text:span></text:span><text:span text:style-name="CharStyle7"><text:span text:style-name="T10">y mu čud</text:span></text:span><text:span text:style-name="CharStyle7"><text:span text:style-name="T3">n</text:span></text:span><text:span text:style-name="CharStyle7"><text:span text:style-name="T10">é tie</text:span></text:span><text:span text:style-name="CharStyle7"><text:span text:style-name="T3">t</text:span></text:span><text:span text:style-name="CharStyle7"><text:span text:style-name="T10">o</text:span></text:span><text:span text:style-name="CharStyle7"><text:span text:style-name="T1"> </text:span></text:span><text:span text:style-name="CharStyle7"><text:span text:style-name="T10">reči</text:span></text:span></text:p>
        <text:p text:style-name="P115"><text:span text:style-name="CharStyle7"><text:span text:style-name="T10">a bol mu cudný aj ten pán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 že sú pionieri ostražití,</text:span></text:span></text:p>
        <text:p text:style-name="P115"><text:span text:style-name="CharStyle7"><text:span text:style-name="T10">hneď na SNB utekal.</text:span></text:span></text:p>
        <text:p text:style-name="P116"><text:soft-page-break/><text:span text:style-name="CharStyle7"><text:span text:style-name="T10">— V tom človeku je možno špión skrytý,</text:span></text:span></text:p>
        <text:p text:style-name="P115"><text:span text:style-name="CharStyle7"><text:span text:style-name="T10">ktorého platí dolárový kráľ!?</text:span></text:span></text:p>
        <text:p text:style-name="P264"><text:span text:style-name="CharStyle9"><text:span text:style-name="T10"/></text:span></text:p>
        <text:p text:style-name="P116"><text:span text:style-name="CharStyle7"><text:span text:style-name="T10">Na deti padol strach a hrôza</text:span></text:span></text:p>
        <text:p text:style-name="P115"><text:span text:style-name="CharStyle7"><text:span text:style-name="T10">a b</text:span></text:span><text:span text:style-name="CharStyle7"><text:span text:style-name="T1">o</text:span></text:span><text:span text:style-name="CharStyle7"><text:span text:style-name="T3">l</text:span></text:span><text:span text:style-name="CharStyle7"><text:span text:style-name="T10">y z t</text:span></text:span><text:span text:style-name="CharStyle7"><text:span text:style-name="T1">oh</text:span></text:span><text:span text:style-name="CharStyle7"><text:span text:style-name="T10">o celk</text:span></text:span><text:span text:style-name="CharStyle7"><text:span text:style-name="T3">o</text:span></text:span><text:span text:style-name="CharStyle7"><text:span text:style-name="T10">m preč,</text:span></text:span></text:p>
        <text:p text:style-name="P115"><text:span text:style-name="CharStyle7"><text:span text:style-name="T10">keď pri výsluchu zistilo sa,</text:span></text:span></text:p>
        <text:p text:style-name="P115"><text:span text:style-name="CharStyle7"><text:span text:style-name="T10">že s nepriateľom viedly takú reč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Že za ten kúštik čokolády,</text:span></text:span></text:p>
        <text:p text:style-name="P115"><text:span text:style-name="CharStyle7"><text:span text:style-name="T10">bez ktorej sa dá ľahko zájsť,</text:span></text:span></text:p>
        <text:p text:style-name="P115"><text:span text:style-name="CharStyle7"><text:span text:style-name="T10">mohly mu dôležité veci zradiť</text:span></text:span></text:p>
        <text:p text:style-name="P115"><text:span text:style-name="CharStyle7"><text:span text:style-name="T10">a poškodiť tak našu vlasť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Vlasť prekrásnu a milovanú,</text:span></text:span></text:p>
        <text:p text:style-name="P115"><text:span text:style-name="CharStyle7"><text:span text:style-name="T10">vlasť polí úrodných a tovární…</text:span></text:span></text:p>
        <text:p text:style-name="P115"><text:span text:style-name="CharStyle7"><text:span text:style-name="T3">N</text:span></text:span><text:span text:style-name="CharStyle7"><text:span text:style-name="T10">o darmo striehne zradca na ňu</text:span></text:span><text:span text:style-name="CharStyle7"><text:span text:style-name="T1">,</text:span></text:span></text:p>
        <text:p text:style-name="P115"><text:span text:style-name="CharStyle7"><text:span text:style-name="T10">ona sa ubránila a ubráni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Ubránia si ju ľudia prácou</text:span></text:span></text:p>
        <text:p text:style-name="P115"><text:soft-page-break/><text:span text:style-name="CharStyle7"><text:span text:style-name="T10">a tým, ž</text:span></text:span><text:span text:style-name="CharStyle7"><text:span text:style-name="T14">e</text:span></text:span><text:span text:style-name="CharStyle7"><text:span text:style-name="T10"> každý bude tu</text:span></text:span></text:p>
        <text:p text:style-name="P115"><text:span text:style-name="CharStyle13"><text:span text:style-name="T3">b</text:span></text:span><text:span text:style-name="CharStyle13"><text:span text:style-name="T10">dieť ostražito, aby ruky zradcov</text:span></text:span></text:p>
        <text:p text:style-name="P115"><text:span text:style-name="CharStyle13"><text:span text:style-name="T10">nemohly hatiť cestu k rozkvetu.</text:span></text:span></text:p>
        <text:p text:style-name="P264"><text:span text:style-name="CharStyle9"><text:span text:style-name="T10"/></text:span></text:p>
        <text:p text:style-name="P263"><text:span text:style-name="CharStyle9"><text:span text:style-name="T10"/></text:span></text:p>
        <text:h text:style-name="P288" text:outline-level="2"><text:bookmark-start text:name="bookmark12"/><text:span text:style-name="CharStyle12"><text:span text:style-name="T10">BÁSEŇ ZA MIER</text:span></text:span><text:bookmark-end text:name="bookmark12"/></text:h>
        <text:p text:style-name="P304"><text:span text:style-name="CharStyle25"><text:span text:style-name="T1"/></text:span></text:p>
        <text:p text:style-name="P116"><text:span text:style-name="CharStyle7"><text:span text:style-name="T10">Jeden pán v Amerike žil</text:span></text:span></text:p>
        <text:p text:style-name="P115"><text:span text:style-name="CharStyle7"><text:span text:style-name="T10">a mal továreň na delá.</text:span></text:span></text:p>
        <text:p text:style-name="P116"><text:span text:style-name="CharStyle7"><text:span text:style-name="T10">Či všedný deň, či nedeľa,</text:span></text:span></text:p>
        <text:p text:style-name="P115"><text:span text:style-name="CharStyle7"><text:span text:style-name="T10">rozmýšľal, jak by najviac zarobil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— Keď bude mier, — tak povedal si,</text:span></text:span></text:p>
        <text:p text:style-name="P115"><text:span text:style-name="CharStyle7"><text:span text:style-name="T10">— netreba ľuďom moje delá.</text:span></text:span></text:p>
        <text:p text:style-name="P116"><text:span text:style-name="CharStyle7"><text:span text:style-name="T10">Mieru už na svete je veľa,</text:span></text:span></text:p>
        <text:p text:style-name="P115"><text:span text:style-name="CharStyle7"><text:span text:style-name="T10">nuž treba novú vojnu asi.</text:span></text:span></text:p>
        <text:p text:style-name="P204"><text:span text:style-name="CharStyle7"><text:span text:style-name="T10"/></text:span></text:p>
        <text:p text:style-name="P114"><text:span text:style-name="CharStyle7"><text:span text:style-name="T10">Pošuškal svojim kamarátom,</text:span></text:span></text:p>
        <text:p text:style-name="P114"><text:span text:style-name="CharStyle7"><text:span text:style-name="T10">čo predávali bomby, tanky,</text:span></text:span></text:p>
        <text:p text:style-name="P114"><text:soft-page-break/><text:span text:style-name="CharStyle7"><text:span text:style-name="T10">pozreli na vec každý s vlastnej stránky</text:span></text:span></text:p>
        <text:p text:style-name="P114"><text:span text:style-name="CharStyle7"><text:span text:style-name="T10">a </text:span></text:span><text:span text:style-name="CharStyle7"><text:span text:style-name="T4">d</text:span></text:span><text:span text:style-name="CharStyle7"><text:span text:style-name="T10">ohodl</text:span></text:span><text:span text:style-name="CharStyle7"><text:span text:style-name="T4">i</text:span></text:span><text:span text:style-name="CharStyle7"><text:span text:style-name="T10"> sa presne na tom,</text:span></text:span></text:p>
        <text:p text:style-name="P114"><text:span text:style-name="CharStyle7"><text:span text:style-name="T10">že ak chcú dobre zarobiť</text:span></text:span></text:p>
        <text:p text:style-name="P114"><text:span text:style-name="CharStyle7"><text:span text:style-name="T10">a predať to, čo na sklade je,</text:span></text:span></text:p>
        <text:p text:style-name="P114"><text:span text:style-name="CharStyle7"><text:span text:style-name="T10">tak, nech sa deje, čo sa deje,</text:span></text:span></text:p>
        <text:p text:style-name="P114"><text:span text:style-name="CharStyle7"><text:span text:style-name="T10">hneď treba novú vojnu šiť.</text:span></text:span></text:p>
        <text:p text:style-name="P114"><text:span text:style-name="CharStyle7"><text:span text:style-name="T10"/></text:span></text:p>
        <text:p text:style-name="P116"><text:span text:style-name="CharStyle7"><text:span text:style-name="T10">A stalo sa a vojna bola.</text:span></text:span></text:p>
        <text:p text:style-name="P116"><text:span text:style-name="CharStyle7"><text:span text:style-name="T10">Nevinný človek </text:span></text:span><text:span text:style-name="CharStyle7"><text:span text:style-name="T15">umi</text:span></text:span><text:span text:style-name="CharStyle13"><text:span text:style-name="T10">eral.</text:span></text:span></text:p>
        <text:p text:style-name="P116"><text:span text:style-name="CharStyle7"><text:span text:style-name="T10">Kde kvitol strom, kde domček stál,</text:span></text:span></text:p>
        <text:p text:style-name="P115"><text:span text:style-name="CharStyle7"><text:span text:style-name="T10">ostala pustatina ho</text:span></text:span><text:span text:style-name="CharStyle7"><text:span text:style-name="T1">já.</text:span></text:span></text:p>
        <text:p text:style-name="P115"><text:span text:style-name="CharStyle7"><text:span text:style-name="T1"/></text:span></text:p>
        <text:p text:style-name="P116"><text:span text:style-name="CharStyle7"><text:span text:style-name="T10">Svet dlho nezabudne na </text:span></text:span><text:span text:style-name="CharStyle7"><text:span text:style-name="T15">to:</text:span></text:span></text:p>
        <text:p text:style-name="P115"><text:span text:style-name="CharStyle7"><text:span text:style-name="T10">Výbuchy bômb a s</text:span></text:span><text:span text:style-name="CharStyle7"><text:span text:style-name="T1">v</text:span></text:span><text:span text:style-name="CharStyle7"><text:span text:style-name="T4">is</text:span></text:span><text:span text:style-name="CharStyle7"><text:span text:style-name="T10">tot </text:span></text:span><text:span text:style-name="CharStyle7"><text:span text:style-name="T15">mín…</text:span></text:span></text:p>
        <text:p text:style-name="P115"><text:span text:style-name="CharStyle7"><text:span text:style-name="T10">Mať mŕtva, mŕtvy otec</text:span></text:span><text:span text:style-name="CharStyle7"><text:span text:style-name="T1">, </text:span></text:span><text:span text:style-name="CharStyle7"><text:span text:style-name="T4">syn...</text:span></text:span></text:p>
        <text:p text:style-name="P116"><text:span text:style-name="CharStyle7"><text:span text:style-name="T10">A pánom sypalo sa zlato.</text:span></text:span></text:p>
        <text:p text:style-name="P264"><text:span text:style-name="CharStyle9"><text:span text:style-name="T10"/></text:span></text:p>
        <text:p text:style-name="P116"><text:span text:style-name="CharStyle7"><text:span text:style-name="T10">No proti pravde boli malí!</text:span></text:span></text:p>
        <text:p text:style-name="P116"><text:span text:style-name="CharStyle7"><text:span text:style-name="T10">Nad pravdu lepšej zbrane niet!</text:span></text:span></text:p>
        <text:p text:style-name="P115"><text:soft-page-break/><text:span text:style-name="CharStyle7"><text:span text:style-name="T10">Krasnoarmejci idú vpred</text:span></text:span></text:p>
        <text:p text:style-name="P115"><text:span text:style-name="CharStyle7"><text:span text:style-name="T10">a k víťazstvu ich vedie Stalin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j v našej zemi zotročenej</text:span></text:span></text:p>
        <text:p text:style-name="P115"><text:span text:style-name="CharStyle7"><text:span text:style-name="T10">ľud pevne chytil do rúk zbraň.</text:span></text:span></text:p>
        <text:p text:style-name="P116"><text:span text:style-name="CharStyle7"><text:span text:style-name="T10">Povstáva smelý partizán</text:span></text:span></text:p>
        <text:p text:style-name="P115"><text:span text:style-name="CharStyle7"><text:span text:style-name="T10">a nepriateľa z vlasti ženie.</text:span></text:span></text:p>
        <text:p text:style-name="P308"><text:span text:style-name="CharStyle27"><text:span text:style-name="T1"/></text:span></text:p>
        <text:p text:style-name="P116"><text:span text:style-name="CharStyle7"><text:span text:style-name="T15">P</text:span></text:span><text:span text:style-name="CharStyle7"><text:span text:style-name="T10">ár rokov prešlo od tých </text:span></text:span><text:span text:style-name="CharStyle7"><text:span text:style-name="T1">č</text:span></text:span><text:span text:style-name="CharStyle7"><text:span text:style-name="T4">i</text:span></text:span><text:span text:style-name="CharStyle7"><text:span text:style-name="T10">as.</text:span></text:span></text:p>
        <text:p text:style-name="P116"><text:span text:style-name="CharStyle7"><text:span text:style-name="T10">Spokojne ž</text:span></text:span><text:span text:style-name="CharStyle7"><text:span text:style-name="T15">i</text:span></text:span><text:span text:style-name="CharStyle7"><text:span text:style-name="T10">jeme si v mieri.</text:span></text:span></text:p>
        <text:p text:style-name="P115"><text:span text:style-name="CharStyle7"><text:span text:style-name="T10">No zpoza mora niekt</text:span></text:span><text:span text:style-name="CharStyle7"><text:span text:style-name="T1">o </text:span></text:span><text:span text:style-name="CharStyle7"><text:span text:style-name="T10">zuby cerí</text:span></text:span></text:p>
        <text:p text:style-name="P116"><text:span text:style-name="CharStyle7"><text:span text:style-name="T10">a novú vojnu by chcel zas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Pán, ktorý žije v Amerike</text:span></text:span></text:p>
        <text:p text:style-name="P115"><text:span text:style-name="CharStyle7"><text:span text:style-name="T10">a má to</text:span></text:span><text:span text:style-name="CharStyle13"><text:span text:style-name="T1">v</text:span></text:span><text:span text:style-name="CharStyle13"><text:span text:style-name="T10">áreň na delá,</text:span></text:span></text:p>
        <text:p text:style-name="P115"><text:span text:style-name="CharStyle13"><text:span text:style-name="T10">ľutuje, </text:span></text:span><text:span text:style-name="CharStyle13"><text:span text:style-name="T15">ž</text:span></text:span><text:span text:style-name="CharStyle7"><text:span text:style-name="T1">e</text:span></text:span><text:span text:style-name="CharStyle7"><text:span text:style-name="T10"> sa nestrieľa</text:span></text:span></text:p>
        <text:p text:style-name="P115"><text:span text:style-name="CharStyle7"><text:span text:style-name="T10">pre jeho zisky p</text:span></text:span><text:span text:style-name="CharStyle7"><text:span text:style-name="T15">r</text:span></text:span><text:span text:style-name="CharStyle7"><text:span text:style-name="T1">e</text:span></text:span><text:span text:style-name="CharStyle7"><text:span text:style-name="T10">vel</text:span></text:span><text:span text:style-name="CharStyle7"><text:span text:style-name="T15">i</text:span></text:span><text:span text:style-name="CharStyle7"><text:span text:style-name="T10">ké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 šepká svojim okolo,</text:span></text:span></text:p>
        <text:p text:style-name="P115"><text:soft-page-break/><text:span text:style-name="CharStyle7"><text:span text:style-name="T10">čo majú bo</text:span></text:span><text:span text:style-name="CharStyle13"><text:span text:style-name="T1">m</text:span></text:span><text:span text:style-name="CharStyle13"><text:span text:style-name="T10">bu atomovú,</text:span></text:span></text:p>
        <text:p text:style-name="P115"><text:span text:style-name="CharStyle13"><text:span text:style-name="T10">že tr</text:span></text:span><text:span text:style-name="CharStyle7"><text:span text:style-name="T4">e</text:span></text:span><text:span text:style-name="CharStyle7"><text:span text:style-name="T10">ba začať vojnu novú,</text:span></text:span></text:p>
        <text:p text:style-name="P115"><text:span text:style-name="CharStyle7"><text:span text:style-name="T10">akej</text:span></text:span><text:span text:style-name="CharStyle7"><text:span text:style-name="T1"> </text:span></text:span><text:span text:style-name="CharStyle7"><text:span text:style-name="T10">na svete nebolo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No darmo šušká, darmo straší.</text:span></text:span></text:p>
        <text:p text:style-name="P116"><text:span text:style-name="CharStyle7"><text:span text:style-name="T1">Ľ</text:span></text:span><text:span text:style-name="CharStyle7"><text:span text:style-name="T10">ud </text:span></text:span><text:span text:style-name="CharStyle7"><text:span text:style-name="T1">v</text:span></text:span><text:span text:style-name="CharStyle7"><text:span text:style-name="T10">šetkých zemí volá: Mier!</text:span></text:span></text:p>
        <text:p text:style-name="P115"><text:span text:style-name="CharStyle7"><text:span text:style-name="T10">Mocnejšia ako ten váš gver</text:span></text:span></text:p>
        <text:p text:style-name="P115"><text:span text:style-name="CharStyle7"><text:span text:style-name="T10">je láska, ktorú majú naši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A táto láska rob</text:span></text:span><text:span text:style-name="CharStyle13"><text:span text:style-name="T4">í</text:span></text:span><text:span text:style-name="CharStyle7"><text:span text:style-name="T10"> divy.</text:span></text:span></text:p>
        <text:p text:style-name="P116"><text:span text:style-name="CharStyle7"><text:span text:style-name="T10">Zlo smet</text:span></text:span><text:span text:style-name="CharStyle7"><text:span text:style-name="T15">i</text:span></text:span><text:span text:style-name="CharStyle13"><text:span text:style-name="T1">e</text:span></text:span><text:span text:style-name="CharStyle7"><text:span text:style-name="T10"> ako jarný prúd.</text:span></text:span></text:p>
        <text:p text:style-name="P116"><text:span text:style-name="CharStyle7"><text:span text:style-name="T10">Z celého sveta volá ľud:</text:span></text:span></text:p>
        <text:p text:style-name="P116"><text:span text:style-name="CharStyle7"><text:span text:style-name="T10">Nechceme mŕtvych, chceme živých.</text:span></text:span></text:p>
        <text:p text:style-name="P264"><text:span text:style-name="CharStyle10"><text:span text:style-name="T10"/></text:span></text:p>
        <text:p text:style-name="P116"><text:span text:style-name="CharStyle14"><text:span text:style-name="T10">A keď sa spojí celý svet</text:span></text:span></text:p>
        <text:p text:style-name="P115"><text:span text:style-name="CharStyle14"><text:span text:style-name="T10">a svoje šťastie bude chrániť,</text:span></text:span></text:p>
        <text:p text:style-name="P115"><text:span text:style-name="CharStyle14"><text:span text:style-name="T10">naveky zhynú mocipán</text:span></text:span><text:span text:style-name="CharStyle7"><text:span text:style-name="T1">i.</text:span></text:span></text:p>
        <text:p text:style-name="P115"><text:span text:style-name="CharStyle7"><text:span text:style-name="T10">Nad pravdu lepšej zbrane niet!</text:span></text:span></text:p>
        <text:h text:style-name="P310" text:outline-level="1"><text:span text:style-name="CharStyle9"><text:span text:style-name="T16"/></text:span></text:h>
        <text:h text:style-name="P309" text:outline-level="1"><text:soft-page-break/><text:span text:style-name="CharStyle9"><text:span text:style-name="T16"/></text:span></text:h>
        <text:p text:style-name="P116"><text:span text:style-name="CharStyle7"><text:span text:style-name="T10">VEJ, MOJA ŠATKA PIONIERSKA...</text:span></text:span></text:p>
        <text:p text:style-name="P264"><text:span text:style-name="CharStyle10"><text:span text:style-name="T10"/></text:span></text:p>
        <text:p text:style-name="P116"><text:span text:style-name="CharStyle7"><text:span text:style-name="T10">PO SĽUBE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Ej, zavial vetrík, zaspievalo vtáča</text:span></text:span></text:p>
        <text:p text:style-name="P115"><text:span text:style-name="CharStyle7"><text:span text:style-name="T10">na ko</text:span></text:span><text:span text:style-name="CharStyle7"><text:span text:style-name="T1">n</text:span></text:span><text:span text:style-name="CharStyle7"><text:span text:style-name="T10">áriku, na zelenej lieske..</text:span></text:span><text:span text:style-name="CharStyle7"><text:span text:style-name="T1">.</text:span></text:span></text:p>
        <text:p text:style-name="P116"><text:span text:style-name="CharStyle7"><text:span text:style-name="T10">Tak vo mne spieva dnes, keď ulicami kráčam,</text:span></text:span></text:p>
        <text:p text:style-name="P115"><text:span text:style-name="CharStyle7"><text:span text:style-name="T10">to moje šťastné srdce pionierske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Červené šatky nám dnes uviazali,</text:span></text:span></text:p>
        <text:p text:style-name="P115"><text:span text:style-name="CharStyle7"><text:span text:style-name="T10">my sľúbili sme ľúbiť drahú vlasť</text:span></text:span></text:p>
        <text:p text:style-name="P115"><text:span text:style-name="CharStyle7"><text:span text:style-name="T10">a kráčať tam, kam viedol súdruh Stalin</text:span></text:span></text:p>
        <text:p text:style-name="P115"><text:span text:style-name="CharStyle7"><text:span text:style-name="T10">a tam, kam súdruh Gottwald viedol nás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Ej, zavial vetrík, vtáča zaspievalo,</text:span></text:span></text:p>
        <text:p text:style-name="P115"><text:span text:style-name="CharStyle7"><text:span text:style-name="T10">to z môjho srdca hrdá pieseň tečie.</text:span></text:span></text:p>
        <text:p text:style-name="P116"><text:span text:style-name="CharStyle7"><text:span text:style-name="T10">Kto málo chce, ten spraví málo.</text:span></text:span></text:p>
        <text:p text:style-name="P116"><text:span text:style-name="CharStyle7"><text:span text:style-name="T10">My sme dnes sľúbili robiť vždy viac a lepšie.</text:span></text:span></text:p>
        <text:p text:style-name="P116"><text:soft-page-break/><text:span text:style-name="CharStyle7"><text:span text:style-name="T10"/></text:span></text:p>
        <text:p text:style-name="P115"><text:span text:style-name="CharStyle7"><text:span text:style-name="T10">Červené šatky na hrdle nám horia.</text:span></text:span></text:p>
        <text:p text:style-name="P116"><text:span text:style-name="CharStyle7"><text:span text:style-name="T10">Sľub, čo sme dali, nie je prísľub pustý,</text:span></text:span></text:p>
        <text:p text:style-name="P115"><text:span text:style-name="CharStyle7"><text:span text:style-name="T10">veď pionieri darmo nehovoria.</text:span></text:span></text:p>
        <text:p text:style-name="P116"><text:span text:style-name="CharStyle7"><text:span text:style-name="T10">A my sme poved</text:span></text:span><text:span text:style-name="CharStyle7"><text:span text:style-name="T1">a</text:span></text:span><text:span text:style-name="CharStyle7"><text:span text:style-name="T10">li: Napred! Nepopustiť!</text:span></text:span></text:p>
        <text:p text:style-name="P264"><text:span text:style-name="CharStyle10"><text:span text:style-name="T10"/></text:span></text:p>
        <text:p text:style-name="P263"><text:span text:style-name="CharStyle10"><text:span text:style-name="T10"/></text:span></text:p>
        <text:p text:style-name="P116"><text:span text:style-name="CharStyle7"><text:span text:style-name="T10">ČERVENÁ ŠATKA</text:span></text:span></text:p>
        <text:p text:style-name="P115"><text:span text:style-name="CharStyle7"><text:span text:style-name="T10"/></text:span></text:p>
        <text:p text:style-name="P116"><text:span text:style-name="CharStyle7"><text:span text:style-name="T10">Ej, tá moja šatka, šatka červená,</text:span></text:span></text:p>
        <text:p text:style-name="P115"><text:span text:style-name="CharStyle7"><text:span text:style-name="T10">všetku moju radosť, pýchu znamená!</text:span></text:span></text:p>
        <text:p text:style-name="P116"><text:span text:style-name="CharStyle7"><text:span text:style-name="T10">Keď ju do rúk beriem, počuj</text:span></text:span><text:span text:style-name="CharStyle7"><text:span text:style-name="T1">e</text:span></text:span><text:span text:style-name="CharStyle7"><text:span text:style-name="T10">m jej hlas:</text:span></text:span></text:p>
        <text:p text:style-name="P115"><text:span text:style-name="CharStyle7"><text:span text:style-name="T10">Vo mne horí hnev a vzbura zotročených máš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Ej, tá moja šatka, šatka červená,</text:span></text:span></text:p>
        <text:p text:style-name="P115"><text:span text:style-name="CharStyle7"><text:span text:style-name="T10">všetku moju radosť, pýchu znamená!</text:span></text:span></text:p>
        <text:p text:style-name="P116"><text:span text:style-name="CharStyle7"><text:span text:style-name="T10">Vždy, keď si ju viažem, tak mi rozpráva:</text:span></text:span></text:p>
        <text:p text:style-name="P115"><text:span text:style-name="CharStyle7"><text:span text:style-name="T10">Vo mne je krv bojovníkov za práva.</text:span></text:span></text:p>
        <text:p text:style-name="P116"><text:span text:style-name="CharStyle7"><text:span text:style-name="T10"/></text:span></text:p>
        <text:p text:style-name="P115"><text:soft-page-break/><text:span text:style-name="CharStyle7"><text:span text:style-name="T10">Ej, tá moja šatka, šatka červená,</text:span></text:span></text:p>
        <text:p text:style-name="P115"><text:span text:style-name="CharStyle7"><text:span text:style-name="T10">všetku moju radosť, pýchu znamená!</text:span></text:span></text:p>
        <text:p text:style-name="P116"><text:span text:style-name="CharStyle7"><text:span text:style-name="T10">Hovorí mi, keď sa na ňu podívam:</text:span></text:span></text:p>
        <text:p text:style-name="P115"><text:span text:style-name="CharStyle7"><text:span text:style-name="T10">Vo mne blčí k pravde láska ohnivá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Darmo mi to všetko šatka nevraví,</text:span></text:span></text:p>
        <text:p text:style-name="P115"><text:span text:style-name="CharStyle7"><text:span text:style-name="T10">ona je kus proletárskej zástavy!</text:span></text:span></text:p>
        <text:p text:style-name="P116"><text:span text:style-name="CharStyle7"><text:span text:style-name="T10">My, občania šťastnej zeme,</text:span></text:span></text:p>
        <text:p text:style-name="P115"><text:span text:style-name="CharStyle7"><text:span text:style-name="T10">za jej česť vždy bojujeme,</text:span></text:span></text:p>
        <text:p text:style-name="P115"><text:span text:style-name="CharStyle7"><text:span text:style-name="T10">za česť farby, ktorá spája sveta diaľavy.</text:span></text:span></text:p>
        <text:p text:style-name="P264"><text:span text:style-name="CharStyle9"><text:span text:style-name="T10"/></text:span></text:p>
        <text:p text:style-name="P263"><text:span text:style-name="CharStyle9"><text:span text:style-name="T10"/></text:span></text:p>
        <text:p text:style-name="P116"><text:span text:style-name="CharStyle7"><text:span text:style-name="T10">MÁJOVÝ POZDRAV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Pôjdeme v hrdom sprievode</text:span></text:span></text:p>
        <text:p text:style-name="P115"><text:span text:style-name="CharStyle7"><text:span text:style-name="T10">dnes, na </text:span></text:span><text:span text:style-name="CharStyle7"><text:span text:style-name="T1">p</text:span></text:span><text:span text:style-name="CharStyle7"><text:span text:style-name="T10">rvého mája,</text:span></text:span></text:p>
        <text:p text:style-name="P115"><text:span text:style-name="CharStyle7"><text:span text:style-name="T10">a vrúcny pozdrav pošleme</text:span></text:span></text:p>
        <text:p text:style-name="P115"><text:span text:style-name="CharStyle7"><text:span text:style-name="T10">do ďalekého kraja.</text:span></text:span></text:p>
        <text:p text:style-name="P116"><text:span text:style-name="CharStyle7"><text:span text:style-name="T10"/></text:span></text:p>
        <text:p text:style-name="P115"><text:soft-page-break/><text:span text:style-name="CharStyle7"><text:span text:style-name="T10">Ten pozdrav hory preletí</text:span></text:span></text:p>
        <text:p text:style-name="P115"><text:span text:style-name="CharStyle7"><text:span text:style-name="T10">a pôjde správnym smerom,</text:span></text:span></text:p>
        <text:p text:style-name="P115"><text:span text:style-name="CharStyle7"><text:span text:style-name="T10">do Sväzu mocných republík,</text:span></text:span></text:p>
        <text:p text:style-name="P115"><text:span text:style-name="CharStyle7"><text:span text:style-name="T10">k sovietskym pionierom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Povieme im v tom pozdrave,</text:span></text:span></text:p>
        <text:p text:style-name="P115"><text:span text:style-name="CharStyle7"><text:span text:style-name="T10">že chceme byť jak oni:</text:span></text:span></text:p>
        <text:p text:style-name="P115"><text:span text:style-name="CharStyle7"><text:span text:style-name="T10">milovať vlasť a brániť mier.</text:span></text:span></text:p>
        <text:p text:style-name="P115"><text:span text:style-name="CharStyle7"><text:span text:style-name="T10">Budú nás milióny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Povieme im v tom pozdrave,</text:span></text:span></text:p>
        <text:p text:style-name="P115"><text:span text:style-name="CharStyle7"><text:span text:style-name="T10">súdruhom z bratskej zeme,</text:span></text:span></text:p>
        <text:p text:style-name="P115"><text:span text:style-name="CharStyle7"><text:span text:style-name="T10">že ako Pavlik Morozov</text:span></text:span></text:p>
        <text:p text:style-name="P115"><text:span text:style-name="CharStyle7"><text:span text:style-name="T10">za pravdu biť sa chceme</text:span></text:span><text:span text:style-name="CharStyle7"><text:span text:style-name="T1">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Povieme im v tom pozdrave,</text:span></text:span></text:p>
        <text:p text:style-name="P115"><text:span text:style-name="CharStyle7"><text:span text:style-name="T10">že</text:span></text:span><text:span text:style-name="CharStyle7"><text:span text:style-name="T1"> </text:span></text:span><text:span text:style-name="CharStyle7"><text:span text:style-name="T10">sme už ľudia noví,</text:span></text:span></text:p>
        <text:p text:style-name="P115"><text:span text:style-name="CharStyle7"><text:span text:style-name="T10">budúcich komunistov šík,</text:span></text:span></text:p>
        <text:p text:style-name="P115"><text:span text:style-name="CharStyle7"><text:span text:style-name="T10">vojaci Stalinovi.</text:span></text:span></text:p>
        <text:p text:style-name="P116"><text:soft-page-break/><text:span text:style-name="CharStyle7"><text:span text:style-name="T10"/></text:span></text:p>
        <text:p text:style-name="P115"><text:span text:style-name="CharStyle7"><text:span text:style-name="T10">Nuž leť, náš pozdrav májový,</text:span></text:span></text:p>
        <text:p text:style-name="P115"><text:span text:style-name="CharStyle7"><text:span text:style-name="T10">na východ správnym smerom:</text:span></text:span></text:p>
        <text:p text:style-name="P115"><text:span text:style-name="CharStyle7"><text:span text:style-name="T10">do Sväzu mocných republík,</text:span></text:span></text:p>
        <text:p text:style-name="P115"><text:span text:style-name="CharStyle7"><text:span text:style-name="T10">k sovietskym pionierom.</text:span></text:span></text:p>
        <text:p text:style-name="P264"><text:span text:style-name="CharStyle9"><text:span text:style-name="T10"/></text:span></text:p>
        <text:p text:style-name="P263"><text:span text:style-name="CharStyle9"><text:span text:style-name="T10"/></text:span></text:p>
        <text:h text:style-name="P288" text:outline-level="2"><text:bookmark-start text:name="bookmark16"/><text:span text:style-name="CharStyle12"><text:span text:style-name="T10">ČLOVE</text:span></text:span><text:span text:style-name="CharStyle12"><text:span text:style-name="T1">K</text:span></text:span><text:span text:style-name="CharStyle12"><text:span text:style-name="T10">-VELIKÁN</text:span></text:span><text:bookmark-end text:name="bookmark16"/></text:h>
        <text:p text:style-name="P116"><text:span text:style-name="CharStyle7"><text:span text:style-name="T10"/></text:span></text:p>
        <text:p text:style-name="P115"><text:span text:style-name="CharStyle7"><text:span text:style-name="T10">V Amerike slúži veda na to,</text:span></text:span></text:p>
        <text:p text:style-name="P115"><text:span text:style-name="CharStyle7"><text:span text:style-name="T10">aby boháč mohol hrabať zlato.</text:span></text:span></text:p>
        <text:p text:style-name="P115"><text:span text:style-name="CharStyle7"><text:span text:style-name="T10">Preto mnohý dobrý vynález,</text:span></text:span></text:p>
        <text:p text:style-name="P115"><text:span text:style-name="CharStyle7"><text:span text:style-name="T10">ktorý môže všetkým ľuďom slúžiť,</text:span></text:span></text:p>
        <text:p text:style-name="P115"><text:span text:style-name="CharStyle7"><text:span text:style-name="T10">v trezore len odpočíva dnes,</text:span></text:span></text:p>
        <text:p text:style-name="P115"><text:span text:style-name="CharStyle7"><text:span text:style-name="T15">s</text:span></text:span><text:span text:style-name="CharStyle7"><text:span text:style-name="T10">chovali ho dolárov</text:span></text:span><text:span text:style-name="CharStyle7"><text:span text:style-name="T1">í</text:span></text:span><text:span text:style-name="CharStyle7"><text:span text:style-name="T10"> muži.</text:span></text:span></text:p>
        <text:p text:style-name="P115"><text:span text:style-name="CharStyle7"><text:span text:style-name="T10">Zato ale veliká je honba:</text:span></text:span></text:p>
        <text:p text:style-name="P115"><text:span text:style-name="CharStyle7"><text:span text:style-name="T10">Komu bude patriť atomová bomba?</text:span></text:span></text:p>
        <text:p text:style-name="P115"><text:span text:style-name="CharStyle7"><text:span text:style-name="T10">Počítajú páni na Wall-Streete:</text:span></text:span></text:p>
        <text:p text:style-name="P115"><text:span text:style-name="CharStyle7"><text:span text:style-name="T10">Kedyže už nová vojna príde?</text:span></text:span></text:p>
        <text:p text:style-name="P115"><text:soft-page-break/><text:span text:style-name="CharStyle7"><text:span text:style-name="T10">Počítajú, koľko bude mŕtvych, spálenísk,</text:span></text:span></text:p>
        <text:p text:style-name="P115"><text:span text:style-name="CharStyle7"><text:span text:style-name="T10">a čo hlavné — aký z toho zisk?</text:span></text:span></text:p>
        <text:p text:style-name="P115"><text:span text:style-name="CharStyle7"><text:span text:style-name="T10">Pokoja im toto všetko nedá:</text:span></text:span></text:p>
        <text:p text:style-name="P115"><text:span text:style-name="CharStyle7"><text:span text:style-name="T10">Nech len zlatu večne slúži veda.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Iné je to všetko u nás d</text:span></text:span><text:span text:style-name="CharStyle7"><text:span text:style-name="T4">n</text:span></text:span><text:span text:style-name="CharStyle7"><text:span text:style-name="T10">es.</text:span></text:span></text:p>
        <text:p text:style-name="P115"><text:span text:style-name="CharStyle7"><text:span text:style-name="T10">Pozrime sa na Sovietsky sväz</text:span></text:span><text:span text:style-name="CharStyle7"><text:span text:style-name="T1">:</text:span></text:span></text:p>
        <text:p text:style-name="P115"><text:span text:style-name="CharStyle7"><text:span text:style-name="T10">Atomové bomby slúžiť budú</text:span></text:span></text:p>
        <text:p text:style-name="P115"><text:span text:style-name="CharStyle7"><text:span text:style-name="T10">na ochranu šťastia nášho ľudu,</text:span></text:span></text:p>
        <text:p text:style-name="P115"><text:span text:style-name="CharStyle7"><text:span text:style-name="T10">atomová energia,</text:span></text:span><text:span text:style-name="CharStyle7"><text:span text:style-name="T1"> </text:span></text:span><text:span text:style-name="CharStyle7"><text:span text:style-name="T10">hľaď,</text:span></text:span></text:p>
        <text:p text:style-name="P115"><text:span text:style-name="CharStyle7"><text:span text:style-name="T10">pomôže nám rýchle budovať.</text:span></text:span></text:p>
        <text:p text:style-name="P115"><text:span text:style-name="CharStyle7"><text:span text:style-name="T10">Zmizne utrpenie, zmizne bieda tam,</text:span></text:span></text:p>
        <text:p text:style-name="P115"><text:span text:style-name="CharStyle7"><text:span text:style-name="T10">kde šťastiu ľudí slúži veda,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>Znejú piesne od hôr, od morí:</text:span></text:span></text:p>
        <text:p text:style-name="P115"><text:span text:style-name="CharStyle7"><text:span text:style-name="T10">Ľudská vôľa život pretvorí.</text:span></text:span></text:p>
        <text:p text:style-name="P20"><text:span text:style-name="CharStyle7"><text:span text:style-name="T10">Tam, kde bola púšť a piesok suchý,</text:span></text:span></text:p>
        <text:p text:style-name="P19"><text:span text:style-name="CharStyle7"><text:span text:style-name="T10">zlaté polia šumia, kvitnú lúky.</text:span></text:span></text:p>
        <text:p text:style-name="P19"><text:span text:style-name="CharStyle7"><text:span text:style-name="T10">Kde je kameň na kameni dneska,</text:span></text:span></text:p>
        <text:p text:style-name="P19"><text:soft-page-break/><text:span text:style-name="CharStyle7"><text:span text:style-name="T10">zajtra more o breh vlny plieska,</text:span></text:span></text:p>
        <text:p text:style-name="P19"><text:span text:style-name="CharStyle7"><text:span text:style-name="T10">tam, kde teraz každý stromček hynie,</text:span></text:span></text:p>
        <text:p text:style-name="P19"><text:span text:style-name="CharStyle7"><text:span text:style-name="T10">vyrastú raz jablká jak dyne.</text:span></text:span></text:p>
        <text:p text:style-name="P19"><text:span text:style-name="CharStyle7"><text:span text:style-name="T10">Vysokánsko lietajú si vtáky,</text:span></text:span></text:p>
        <text:p text:style-name="P19"><text:span text:style-name="CharStyle7"><text:span text:style-name="T10">ale človek vyššie, nad oblaky,</text:span></text:span></text:p>
        <text:p text:style-name="P19"><text:span text:style-name="CharStyle7"><text:span text:style-name="T10">zajtra veda spraví ešte viac:</text:span></text:span></text:p>
        <text:p text:style-name="P19"><text:span text:style-name="CharStyle7"><text:span text:style-name="T10">Poletíme na mesiac.</text:span></text:span></text:p>
        <text:p text:style-name="P20"><text:span text:style-name="CharStyle7"><text:span text:style-name="T10">Môj pradedo osemdesiat rokov žil</text:span></text:span></text:p>
        <text:p text:style-name="P19"><text:span text:style-name="CharStyle7"><text:span text:style-name="T10">a nám veda život predĺži,</text:span></text:span></text:p>
        <text:p text:style-name="P19"><text:span text:style-name="CharStyle7"><text:span text:style-name="T10">my zmeníme tento starý svet,</text:span></text:span></text:p>
        <text:p text:style-name="P19"><text:span text:style-name="CharStyle7"><text:span text:style-name="T10">dožijú sa ľudia dvesto liet!</text:span></text:span></text:p>
        <text:p text:style-name="P20"><text:span text:style-name="CharStyle7"><text:span text:style-name="T10"/></text:span></text:p>
        <text:p text:style-name="P19"><text:span text:style-name="CharStyle7"><text:span text:style-name="T10">Znejú piesne od hôr, od morí:</text:span></text:span></text:p>
        <text:p text:style-name="P19"><text:span text:style-name="CharStyle7"><text:span text:style-name="T10">Ľudská vôľa život pretvorí.</text:span></text:span></text:p>
        <text:p text:style-name="P301"><text:span text:style-name="CharStyle23"><text:span text:style-name="T10"/></text:span></text:p>
        <text:p text:style-name="P300"><text:span text:style-name="CharStyle23"><text:span text:style-name="T10"/></text:span></text:p>
        <text:p text:style-name="P116"><text:span text:style-name="CharStyle7"><text:span text:style-name="T10">BUDÚCI STAVITELIA</text:span></text:span></text:p>
        <text:p text:style-name="P20"><text:span text:style-name="CharStyle7"><text:span text:style-name="T10"/></text:span></text:p>
        <text:p text:style-name="P19"><text:span text:style-name="CharStyle7"><text:span text:style-name="T10">Kráčajú pionieri, chlapci maľovaní,</text:span></text:span></text:p>
        <text:p text:style-name="P19"><text:soft-page-break/><text:span text:style-name="CharStyle7"><text:span text:style-name="T10">budúci robotník, družstevník, vedec, baník.</text:span></text:span></text:p>
        <text:p text:style-name="P19"><text:span text:style-name="CharStyle7"><text:span text:style-name="T10">Kráčajú pionierky, dievčatá sťa kvietky,</text:span></text:span></text:p>
        <text:p text:style-name="P19"><text:span text:style-name="CharStyle7"><text:span text:style-name="T10">pomá</text:span></text:span><text:span text:style-name="CharStyle7"><text:span text:style-name="T15">h</text:span></text:span><text:span text:style-name="CharStyle7"><text:span text:style-name="T10">ať vlasti — pripravené všetky.</text:span></text:span></text:p>
        <text:p text:style-name="P19"><text:span text:style-name="CharStyle7"><text:span text:style-name="T10">Spev hrmí ulicou, ulica spieva celá:</text:span></text:span></text:p>
        <text:p text:style-name="P19"><text:span text:style-name="CharStyle7"><text:span text:style-name="T10">Tu idú budúci odvážn</text:span></text:span><text:span text:style-name="CharStyle7"><text:span text:style-name="T4">i </text:span></text:span><text:span text:style-name="CharStyle7"><text:span text:style-name="T10">stavitelia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Dneska len nad knihou robíme smelé plány</text:span></text:span></text:p>
        <text:p text:style-name="P19"><text:span text:style-name="CharStyle7"><text:span text:style-name="T10">a zajtra do života vyjdeme odhodlaní.</text:span></text:span></text:p>
        <text:p text:style-name="P20"><text:span text:style-name="CharStyle7"><text:span text:style-name="T10">My chceme múdri byť, kým chytíme sa diela,</text:span></text:span></text:p>
        <text:p text:style-name="P19"><text:span text:style-name="CharStyle7"><text:span text:style-name="T10">svet môžu pretvoriť len tí, čo vedia veľa.</text:span></text:span></text:p>
        <text:p text:style-name="P20"><text:span text:style-name="CharStyle7"><text:span text:style-name="T10">Je práca naša hrdinská a veľkolepá:</text:span></text:span></text:p>
        <text:p text:style-name="P19"><text:span text:style-name="CharStyle7"><text:span text:style-name="T10">čo v škole poznáme, v živote bude treba.</text:span></text:span></text:p>
        <text:p text:style-name="P19"><text:span text:style-name="CharStyle7"><text:span text:style-name="T10">My život ľúbime a tejto našej láske</text:span></text:span></text:p>
        <text:p text:style-name="P19"><text:span text:style-name="CharStyle7"><text:span text:style-name="T10">ustúpia prekážky, nech hocako sú ťažké.</text:span></text:span></text:p>
        <text:p text:style-name="P261"><text:span text:style-name="CharStyle7"><text:span text:style-name="T10"/></text:span></text:p>
        <text:p text:style-name="P260"><text:span text:style-name="CharStyle7"><text:span text:style-name="T10">Spev hrmí ulicou. Vlasť — počuj naše slová:</text:span></text:span></text:p>
        <text:p text:style-name="P260"><text:span text:style-name="CharStyle7"><text:span text:style-name="T10">Svet chceme pretvoriť a šťastie dobudovať!</text:span></text:span></text:p>
        <text:p text:style-name="P264"><text:span text:style-name="CharStyle9"><text:span text:style-name="T10"/></text:span></text:p>
        <text:p text:style-name="P263"><text:span text:style-name="CharStyle9"><text:span text:style-name="T10"/></text:span></text:p>
        <text:p text:style-name="P116"><text:soft-page-break/><text:span text:style-name="CharStyle7"><text:span text:style-name="T10">NAŠE POLE</text:span></text:span></text:p>
        <text:p text:style-name="P115"><text:span text:style-name="CharStyle7"><text:span text:style-name="T10"/></text:span></text:p>
        <text:p text:style-name="P20"><text:span text:style-name="CharStyle7"><text:span text:style-name="T10">Dlho sme presviedčali našich:</text:span></text:span></text:p>
        <text:p text:style-name="P19"><text:span text:style-name="CharStyle7"><text:span text:style-name="T10">— Pozri sa, otec, pozri, mať,</text:span></text:span></text:p>
        <text:p text:style-name="P19"><text:span text:style-name="CharStyle7"><text:span text:style-name="T10">sám sa vždy človek nahrdlačí,</text:span></text:span></text:p>
        <text:p text:style-name="P19"><text:span text:style-name="CharStyle7"><text:span text:style-name="T10">treba už medze rozorať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Načo nám malý kúsok zeme</text:span></text:span></text:p>
        <text:p text:style-name="P19"><text:span text:style-name="CharStyle7"><text:span text:style-name="T10">a prečo robiť každý zvlášť?</text:span></text:span></text:p>
        <text:p text:style-name="P20"><text:span text:style-name="CharStyle7"><text:span text:style-name="T10">Keď všetky medze rozorieme,</text:span></text:span></text:p>
        <text:p text:style-name="P19"><text:span text:style-name="CharStyle7"><text:span text:style-name="T10">tak celý chotár bude náš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Nebude treba ťažkej práce,</text:span></text:span></text:p>
        <text:p text:style-name="P19"><text:span text:style-name="CharStyle7"><text:span text:style-name="T10">stroj za nás prácu spraví rád</text:span></text:span></text:p>
        <text:p text:style-name="P19"><text:span text:style-name="CharStyle7"><text:span text:style-name="T10">a budeme mať všetci viacej,</text:span></text:span></text:p>
        <text:p text:style-name="P19"><text:span text:style-name="CharStyle7"><text:span text:style-name="T10">aj obilie, aj dobrý plat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Spoločná žatva bude dobrá,</text:span></text:span></text:p>
        <text:p text:style-name="P19"><text:span text:style-name="CharStyle7"><text:span text:style-name="T10">bohaté budú komory.</text:span></text:span></text:p>
        <text:p text:style-name="P20"><text:soft-page-break/><text:span text:style-name="CharStyle7"><text:span text:style-name="T10">Dáme aj tým, čo pre nás robia</text:span></text:span></text:p>
        <text:p text:style-name="P19"><text:span text:style-name="CharStyle7"><text:span text:style-name="T10">topánky, šaty, traktory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Veď akože ste predtým žili?</text:span></text:span></text:p>
        <text:p text:style-name="P20"><text:span text:style-name="CharStyle7"><text:span text:style-name="T10">Nie je to dávna minulosť.</text:span></text:span></text:p>
        <text:p text:style-name="P20"><text:span text:style-name="CharStyle7"><text:span text:style-name="T10">Na kúsku poľa hrdlačili</text:span></text:span></text:p>
        <text:p text:style-name="P19"><text:span text:style-name="CharStyle7"><text:span text:style-name="T10">a boháč koristil z vás dosť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Keď pre cudzích ste mohli robiť,</text:span></text:span></text:p>
        <text:p text:style-name="P19"><text:span text:style-name="CharStyle7"><text:span text:style-name="T10">prečo už raz nie pre seba?</text:span></text:span></text:p>
        <text:p text:style-name="P20"><text:span text:style-name="CharStyle7"><text:span text:style-name="T10">Nie na škvaročkách drobných polí,</text:span></text:span></text:p>
        <text:p text:style-name="P19"><text:span text:style-name="CharStyle7"><text:span text:style-name="T10">nechceme také, netreb</text:span></text:span><text:span text:style-name="CharStyle7"><text:span text:style-name="T1">a</text:span></text:span><text:span text:style-name="CharStyle7"><text:span text:style-name="T10">!</text:span></text:span></text:p>
        <text:p text:style-name="P264"><text:span text:style-name="CharStyle9"><text:span text:style-name="T10"/></text:span></text:p>
        <text:p text:style-name="P20"><text:span text:style-name="CharStyle7"><text:span text:style-name="T10">My, vaši potomkovia mladí,</text:span></text:span></text:p>
        <text:p text:style-name="P19"><text:span text:style-name="CharStyle7"><text:span text:style-name="T10">dediči vaši, hovoríme vám:</text:span></text:span></text:p>
        <text:p text:style-name="P19"><text:span text:style-name="CharStyle7"><text:span text:style-name="T10">Nechceme polí úzke rady,</text:span></text:span></text:p>
        <text:p text:style-name="P19"><text:span text:style-name="CharStyle7"><text:span text:style-name="T10">my chceme širočizný lán.</text:span></text:span></text:p>
        <text:p text:style-name="P19"><text:span text:style-name="CharStyle7"><text:span text:style-name="T1"/></text:span></text:p>
        <text:p text:style-name="P20"><text:span text:style-name="CharStyle7"><text:span text:style-name="T10">Keď sa z nás družstevníci stanú,</text:span></text:span></text:p>
        <text:p text:style-name="P19"><text:soft-page-break/><text:span text:style-name="CharStyle7"><text:span text:style-name="T10">aj na vás chceme hrdí byť.</text:span></text:span></text:p>
        <text:p text:style-name="P20"><text:span text:style-name="CharStyle7"><text:span text:style-name="T10">Povedať: mal som otca, mamu,</text:span></text:span></text:p>
        <text:p text:style-name="P19"><text:span text:style-name="CharStyle7"><text:span text:style-name="T10">a tí vedeli, ako žiť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Poznali biedu, ale rozbili ju.</text:span></text:span></text:p>
        <text:p text:style-name="P20"><text:span text:style-name="CharStyle7"><text:span text:style-name="T10">V družstevných poliach začlo šťastie rásť</text:span></text:span></text:p>
        <text:p text:style-name="P19"><text:span text:style-name="CharStyle7"><text:span text:style-name="T10">a preto naveky tu s nami žijú</text:span></text:span></text:p>
        <text:p text:style-name="P19"><text:span text:style-name="CharStyle7"><text:span text:style-name="T10">a naveky im vďačí šťastná vlasť. —</text:span></text:span></text:p>
        <text:p text:style-name="P20"><text:span text:style-name="CharStyle7"><text:span text:style-name="T10"/></text:span></text:p>
        <text:p text:style-name="P19"><text:span text:style-name="CharStyle7"><text:span text:style-name="T10">Dlho sme našich presviedčali.</text:span></text:span></text:p>
        <text:p text:style-name="P20"><text:span text:style-name="CharStyle7"><text:span text:style-name="T10">A presvedčili nakoniec.</text:span></text:span></text:p>
        <text:p text:style-name="P20"><text:span text:style-name="CharStyle7"><text:span text:style-name="T10">Otcovia, mamy pohútal</text:span></text:span><text:span text:style-name="CharStyle7"><text:span text:style-name="T1">i</text:span></text:span><text:span text:style-name="CharStyle7"><text:span text:style-name="T10">:</text:span></text:span></text:p>
        <text:p text:style-name="P19"><text:span text:style-name="CharStyle7"><text:span text:style-name="T10">Družstvo je vlastne dobrá vec!</text:span></text:span></text:p>
        <text:p text:style-name="P20"><text:span text:style-name="CharStyle7"><text:span text:style-name="T10"/></text:span></text:p>
        <text:p text:style-name="P19"><text:span text:style-name="CharStyle7"><text:span text:style-name="T10">A tak sme rozorali medze.</text:span></text:span></text:p>
        <text:p text:style-name="P20"><text:span text:style-name="CharStyle7"><text:span text:style-name="T10">Dedina zneje piesňou jasavou.</text:span></text:span></text:p>
        <text:p text:style-name="P20"><text:span text:style-name="CharStyle7"><text:span text:style-name="T10">To traktorista poľom traktor vezie</text:span></text:span></text:p>
        <text:p text:style-name="P19"><text:span text:style-name="CharStyle7"><text:span text:style-name="T10">a škovránok mu spieva nad hlavou.</text:span></text:span></text:p>
        <text:p text:style-name="P20"><text:span text:style-name="CharStyle7"><text:span text:style-name="T10"/></text:span></text:p>
        <text:p text:style-name="P19"><text:soft-page-break/><text:span text:style-name="CharStyle7"><text:span text:style-name="T10">So škovránkom sme zanôtili sborom,</text:span></text:span></text:p>
        <text:p text:style-name="P19"><text:span text:style-name="CharStyle7"><text:span text:style-name="T10">až zahučalo v dedine.</text:span></text:span></text:p>
        <text:p text:style-name="P20"><text:span text:style-name="CharStyle7"><text:span text:style-name="T10">My, pionieri, ešte pred traktorom</text:span></text:span></text:p>
        <text:p text:style-name="P19"><text:span text:style-name="CharStyle7"><text:span text:style-name="T10">kráčame, cestu kliesnime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Kameň, čo delil polia, odvalíme</text:span></text:span></text:p>
        <text:p text:style-name="P19"><text:span text:style-name="CharStyle7"><text:span text:style-name="T10">a vysekáme kríky na medziach.</text:span></text:span></text:p>
        <text:p text:style-name="P19"><text:span text:style-name="CharStyle7"><text:span text:style-name="T10">Jar šťastia prišla. Koniec biede-zime!</text:span></text:span></text:p>
        <text:p text:style-name="P19"><text:span text:style-name="CharStyle7"><text:span text:style-name="T10">Sotreli sme ju ako prach.</text:span></text:span></text:p>
        <text:p text:style-name="P264"><text:span text:style-name="CharStyle9"><text:span text:style-name="T10"/></text:span></text:p>
        <text:p text:style-name="P20"><text:span text:style-name="CharStyle7"><text:span text:style-name="T10">Dedinský boháč zpoza okna škúli</text:span></text:span></text:p>
        <text:p text:style-name="P19"><text:span text:style-name="CharStyle7"><text:span text:style-name="T10">a sladko vraví: I ja pôjde</text:span></text:span><text:span text:style-name="CharStyle7"><text:span text:style-name="T4">m</text:span></text:span><text:span text:style-name="CharStyle7"><text:span text:style-name="T10"> k vám…</text:span></text:span></text:p>
        <text:p text:style-name="P19"><text:span text:style-name="CharStyle7"><text:span text:style-name="T10">Nechceme trúda v našom úli!</text:span></text:span></text:p>
        <text:p text:style-name="P20"><text:span text:style-name="CharStyle7"><text:span text:style-name="T10">Dosť otročil nás. Nech je sám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Ak by chcel škodiť, ničiť naše dielo,</text:span></text:span></text:p>
        <text:p text:style-name="P19"><text:span text:style-name="CharStyle7"><text:span text:style-name="T10">nepozná ešte dobre nás:</text:span></text:span></text:p>
        <text:p text:style-name="P19"><text:span text:style-name="CharStyle7"><text:span text:style-name="T10">Spoločné šťastie ubránime smelo</text:span></text:span></text:p>
        <text:p text:style-name="P19"><text:span text:style-name="CharStyle7"><text:span text:style-name="T10">a jeho — odhalíme včas.</text:span></text:span></text:p>
        <text:p text:style-name="P20"><text:soft-page-break/><text:span text:style-name="CharStyle7"><text:span text:style-name="T10"/></text:span></text:p>
        <text:p text:style-name="P19"><text:span text:style-name="CharStyle7"><text:span text:style-name="T10">Veselo svieti slnko riad poľami,</text:span></text:span></text:p>
        <text:p text:style-name="P19"><text:span text:style-name="CharStyle7"><text:span text:style-name="T10">vlní sa pole, konca nevidieť.</text:span></text:span></text:p>
        <text:p text:style-name="P20"><text:span text:style-name="CharStyle7"><text:span text:style-name="T10">Spoločne robia otcovia a mamy.</text:span></text:span></text:p>
        <text:p text:style-name="P19"><text:span text:style-name="CharStyle7"><text:span text:style-name="T10">Aký je teraz krásny svet!</text:span></text:span></text:p>
        <text:h text:style-name="P288" text:outline-level="2"><text:span text:style-name="CharStyle12"><text:span text:style-name="T10"/></text:span></text:h>
        <text:h text:style-name="P287" text:outline-level="2"><text:span text:style-name="CharStyle12"><text:span text:style-name="T10"/></text:span></text:h>
        <text:h text:style-name="P287" text:outline-level="2"><text:bookmark-start text:name="bookmark18"/><text:span text:style-name="CharStyle12"><text:span text:style-name="T10">PIESEŇ PI</text:span></text:span><text:span text:style-name="CharStyle12"><text:span text:style-name="T1">O</text:span></text:span><text:span text:style-name="CharStyle12"><text:span text:style-name="T10">NIERKY</text:span></text:span><text:bookmark-end text:name="bookmark18"/></text:h>
        <text:p text:style-name="P20"><text:span text:style-name="CharStyle7"><text:span text:style-name="T10"/></text:span></text:p>
        <text:p text:style-name="P19"><text:span text:style-name="CharStyle7"><text:span text:style-name="T10">Nie sú dievky horšie ako chlapci.</text:span></text:span></text:p>
        <text:p text:style-name="P20"><text:span text:style-name="CharStyle7"><text:span text:style-name="T10">Ak má ktorá do roboty chuť,</text:span></text:span></text:p>
        <text:p text:style-name="P19"><text:span text:style-name="CharStyle7"><text:span text:style-name="T10">v budovaní vlasti, v dobrej práci,</text:span></text:span></text:p>
        <text:p text:style-name="P19"><text:span text:style-name="CharStyle7"><text:span text:style-name="T10">každá jedna môže vyniknúť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Nebojte sa mamky, vaše dcérky</text:span></text:span></text:p>
        <text:p text:style-name="P19"><text:span text:style-name="CharStyle7"><text:span text:style-name="T10">budú úderníčky, traktoristky, inžinierky.</text:span></text:span></text:p>
        <text:p text:style-name="P19"><text:span text:style-name="CharStyle7"><text:span text:style-name="T10">Preslávia sa v každom svojom čine</text:span></text:span></text:p>
        <text:p text:style-name="P19"><text:span text:style-name="CharStyle7"><text:span text:style-name="T10">rušňovodičky a sprievodkyne.</text:span></text:span></text:p>
        <text:p text:style-name="P20"><text:span text:style-name="CharStyle7"><text:span text:style-name="T10"/></text:span></text:p>
        <text:p text:style-name="P19"><text:soft-page-break/><text:span text:style-name="CharStyle7"><text:span text:style-name="T10">V práci vyrastú nám ľudia veľkí:</text:span></text:span></text:p>
        <text:p text:style-name="P19"><text:span text:style-name="CharStyle7"><text:span text:style-name="T10">dobré lekárky a učiteľky.</text:span></text:span></text:p>
        <text:p text:style-name="P20"><text:span text:style-name="CharStyle7"><text:span text:style-name="T10">Splnia presne</text:span></text:span><text:span text:style-name="CharStyle7"><text:span text:style-name="T1">,</text:span></text:span><text:span text:style-name="CharStyle7"><text:span text:style-name="T10"> čo sú povinné,</text:span></text:span></text:p>
        <text:p text:style-name="P19"><text:span text:style-name="CharStyle7"><text:span text:style-name="T10">baníčky a sváračky a letkyne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Nepriateľská propaganda straší:</text:span></text:span></text:p>
        <text:p text:style-name="P19"><text:span text:style-name="CharStyle7"><text:span text:style-name="T10">— Seďte doma, nikde nechoďte,</text:span></text:span></text:p>
        <text:p text:style-name="P19"><text:span text:style-name="CharStyle7"><text:span text:style-name="T10">premárnite zdravie v huku mašín,</text:span></text:span></text:p>
        <text:p text:style-name="P19"><text:span text:style-name="CharStyle7"><text:span text:style-name="T10">v krvopotnej tvrdej robote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A ja vravím: či si chlapec, dievča,</text:span></text:span></text:p>
        <text:p text:style-name="P19"><text:span text:style-name="CharStyle7"><text:span text:style-name="T10">a máš svoju prácu veľmi rád,</text:span></text:span></text:p>
        <text:p text:style-name="P19"><text:span text:style-name="CharStyle7"><text:span text:style-name="T10">neuveríš poľ</text:span></text:span><text:span text:style-name="CharStyle7"><text:span text:style-name="T1">a</text:span></text:span><text:span text:style-name="CharStyle7"><text:span text:style-name="T10">kaným rečiam,</text:span></text:span></text:p>
        <text:p text:style-name="P19"><text:span text:style-name="CharStyle7"><text:span text:style-name="T10">pôjdeš radšej s chuťou budovať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Leňosi a povaľači zmiznú,</text:span></text:span></text:p>
        <text:p text:style-name="P19"><text:span text:style-name="CharStyle7"><text:span text:style-name="T10">lebo dnes je práca veľká česť</text:span></text:span></text:p>
        <text:p text:style-name="P19"><text:span text:style-name="CharStyle7"><text:span text:style-name="T10">pre tých, čo </text:span></text:span><text:span text:style-name="CharStyle7"><text:span text:style-name="T4">chc</text:span></text:span><text:span text:style-name="CharStyle7"><text:span text:style-name="T10">ú k zemi komunizmu</text:span></text:span></text:p>
        <text:p text:style-name="P19"><text:span text:style-name="CharStyle7"><text:span text:style-name="T10">svoje dielo každodenné niesť.</text:span></text:span></text:p>
        <text:p text:style-name="P264"><text:soft-page-break/><text:span text:style-name="CharStyle9"><text:span text:style-name="T10"/></text:span></text:p>
        <text:p text:style-name="P263"><text:span text:style-name="CharStyle9"><text:span text:style-name="T10"/></text:span></text:p>
        <text:h text:style-name="P288" text:outline-level="2"><text:bookmark-start text:name="bookmark20"/><text:span text:style-name="CharStyle12"><text:span text:style-name="T10">MOJA MAMA</text:span></text:span><text:bookmark-end text:name="bookmark20"/></text:h>
        <text:h text:style-name="P287" text:outline-level="2"><text:span text:style-name="CharStyle12"><text:span text:style-name="T10"/></text:span></text:h>
        <text:p text:style-name="P20"><text:span text:style-name="CharStyle7"><text:span text:style-name="T10">Na svete vari krajšej mamy niet!</text:span></text:span></text:p>
        <text:p text:style-name="P20"><text:span text:style-name="CharStyle7"><text:span text:style-name="T10">Čo sa to dneska s mojou mamou stalo</text:span></text:span><text:span text:style-name="CharStyle7"><text:span text:style-name="T1">?</text:span></text:span></text:p>
        <text:p text:style-name="P19"><text:span text:style-name="CharStyle7"><text:span text:style-name="T10">Veď sa jej z očí slnce pozeralo</text:span></text:span></text:p>
        <text:p text:style-name="P19"><text:span text:style-name="CharStyle7"><text:span text:style-name="T10">a úsmev mala krásny ako kvet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Benzínom tvrdé ruky voňaly</text:span></text:span></text:p>
        <text:p text:style-name="P20"><text:span text:style-name="CharStyle7"><text:span text:style-name="T10">tak ako vždy, keď chodí domov z práce.</text:span></text:span></text:p>
        <text:p text:style-name="P19"><text:span text:style-name="CharStyle7"><text:span text:style-name="T10">No prečo dneska boly mäkšie, krajšie</text:span></text:span></text:p>
        <text:p text:style-name="P19"><text:span text:style-name="CharStyle7"><text:span text:style-name="T10">a nežnejšie ma pohladkaly po tvári?</text:span></text:span></text:p>
        <text:p text:style-name="P20"><text:span text:style-name="CharStyle7"><text:span text:style-name="T10"/></text:span></text:p>
        <text:p text:style-name="P19"><text:span text:style-name="CharStyle7"><text:span text:style-name="T10">A viete, čo sa stalo? Poviem vám.</text:span></text:span></text:p>
        <text:p text:style-name="P20"><text:span text:style-name="CharStyle7"><text:span text:style-name="T10">Teraz je vo mne radosť taká istá:</text:span></text:span></text:p>
        <text:p text:style-name="P19"><text:span text:style-name="CharStyle7"><text:span text:style-name="T10">Dnes moja mama, traktoristka,</text:span></text:span></text:p>
        <text:p text:style-name="P19"><text:span text:style-name="CharStyle7"><text:span text:style-name="T10">predčasne na sto percent vyplnila plán.</text:span></text:span></text:p>
        <text:p text:style-name="P264"><text:span text:style-name="CharStyle10"><text:span text:style-name="T10"/></text:span></text:p>
        <text:p text:style-name="P263"><text:soft-page-break/><text:span text:style-name="CharStyle10"><text:span text:style-name="T10"/></text:span></text:p>
        <text:h text:style-name="P288" text:outline-level="2"><text:bookmark-start text:name="bookmark22"/><text:span text:style-name="CharStyle12"><text:span text:style-name="T10">DOMOVINA</text:span></text:span><text:bookmark-end text:name="bookmark22"/></text:h>
        <text:h text:style-name="P287" text:outline-level="2"><text:span text:style-name="CharStyle12"><text:span text:style-name="T10"/></text:span></text:h>
        <text:p text:style-name="P20"><text:span text:style-name="CharStyle7"><text:span text:style-name="T10">Zeleným údolím sa valia Váhu vlny,</text:span></text:span></text:p>
        <text:p text:style-name="P19"><text:span text:style-name="CharStyle7"><text:span text:style-name="T10">Stalinov štít až ku oblakom siaha</text:span></text:span></text:p>
        <text:p text:style-name="P19"><text:span text:style-name="CharStyle7"><text:span text:style-name="T10">a človek šepká si, velik</text:span></text:span><text:span text:style-name="CharStyle7"><text:span text:style-name="T1">ej</text:span></text:span><text:span text:style-name="CharStyle7"><text:span text:style-name="T10"> lásky plný:</text:span></text:span></text:p>
        <text:p text:style-name="P19"><text:span text:style-name="CharStyle7"><text:span text:style-name="T10">Krásna si, moja domovina drah</text:span></text:span><text:span text:style-name="CharStyle7"><text:span text:style-name="T1">á</text:span></text:span><text:span text:style-name="CharStyle7"><text:span text:style-name="T10">..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Predkovia moji tu, na tejto hrude</text:span></text:span></text:p>
        <text:p text:style-name="P19"><text:span text:style-name="CharStyle7"><text:span text:style-name="T10">za pravdu povstali do hrdinského boja.</text:span></text:span></text:p>
        <text:p text:style-name="P19"><text:span text:style-name="CharStyle7"><text:span text:style-name="T10">Ich sila je dnes v nás a večne živá bude.</text:span></text:span></text:p>
        <text:p text:style-name="P19"><text:span text:style-name="CharStyle7"><text:span text:style-name="T10">Mocná si, drahá domovina moja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Pri práci kvitnú ľudia ako kvietky,</text:span></text:span></text:p>
        <text:p text:style-name="P19"><text:span text:style-name="CharStyle7"><text:span text:style-name="T10">slobodne spievajú a šťastní stoja,</text:span></text:span></text:p>
        <text:p text:style-name="P19"><text:span text:style-name="CharStyle7"><text:span text:style-name="T10">továrne, polia, všetko patrí všetkým…</text:span></text:span></text:p>
        <text:p text:style-name="P19"><text:span text:style-name="CharStyle7"><text:span text:style-name="T10">Hrdá si, drahá domovina moja!</text:span></text:span></text:p>
        <text:p text:style-name="P20"><text:span text:style-name="CharStyle7"><text:span text:style-name="T10"/></text:span></text:p>
        <text:p text:style-name="P19"><text:span text:style-name="CharStyle7"><text:span text:style-name="T10">Ak by sa nepriateľ priblížil k tvojej hrude</text:span></text:span></text:p>
        <text:p text:style-name="P19"><text:soft-page-break/><text:span text:style-name="CharStyle7"><text:span text:style-name="T10">a chcel by rúcať to, čo ľud náš stavia,</text:span></text:span></text:p>
        <text:p text:style-name="P19"><text:span text:style-name="CharStyle7"><text:span text:style-name="T10">že si ťa na život a na smrť brániť budem</text:span></text:span></text:p>
        <text:p text:style-name="P20"><text:span text:style-name="CharStyle7"><text:span text:style-name="T10">ja svoje pionierske slovo dávam!</text:span></text:span></text:p>
        <text:p text:style-name="P116"><text:span text:style-name="CharStyle7"><text:span text:style-name="T10"/></text:span></text:p>
        <text:p text:style-name="P115"><text:span text:style-name="CharStyle7"><text:span text:style-name="T10"/></text:span></text:p>
        <text:p text:style-name="P115"><text:span text:style-name="CharStyle7"><text:span text:style-name="T10">PROLETÁRSKA VLASŤ</text:span></text:span></text:p>
        <text:p text:style-name="P20"><text:span text:style-name="CharStyle7"><text:span text:style-name="T10"/></text:span></text:p>
        <text:p text:style-name="P19"><text:span text:style-name="CharStyle7"><text:span text:style-name="T10">Čo som ja predtým vedel o Číne?</text:span></text:span></text:p>
        <text:p text:style-name="P20"><text:span text:style-name="CharStyle7"><text:span text:style-name="T10">A dnes je pre mňa taká blízka...</text:span></text:span></text:p>
        <text:p text:style-name="P20"><text:span text:style-name="CharStyle7"><text:span text:style-name="T10">Tak ako po slovenskej svojej otčine</text:span></text:span></text:p>
        <text:p text:style-name="P19"><text:span text:style-name="CharStyle7"><text:span text:style-name="T10">mysľou sa prechádzam aj po jej ryžoviskách</text:span></text:span><text:span text:style-name="CharStyle7"><text:span text:style-name="T1">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Čo som ja predtým o Kórei znal?</text:span></text:span></text:p>
        <text:p text:style-name="P19"><text:span text:style-name="CharStyle7"><text:span text:style-name="T10">A zrazu jej tak blízko žijem,</text:span></text:span></text:p>
        <text:p text:style-name="P19"><text:span text:style-name="CharStyle7"><text:span text:style-name="T10">že v srdci prežívam jej utrpenie, žiaľ,</text:span></text:span></text:p>
        <text:p text:style-name="P19"><text:span text:style-name="CharStyle7"><text:span text:style-name="T10">aj slávne víťazstvo, ktoré si vydobyje.</text:span></text:span></text:p>
        <text:p text:style-name="P20"><text:span text:style-name="CharStyle7"><text:span text:style-name="T1"/></text:span></text:p>
        <text:p text:style-name="P19"><text:span text:style-name="CharStyle7"><text:span text:style-name="T1">V</text:span></text:span><text:span text:style-name="CharStyle7"><text:span text:style-name="T10"> čom som ja predtým videl Ameriku?</text:span></text:span></text:p>
        <text:p text:style-name="P19"><text:span text:style-name="CharStyle7"><text:span text:style-name="T10">Mrakodrapy a indiánske šípy ...</text:span></text:span></text:p>
        <text:p text:style-name="P20"><text:soft-page-break/><text:span text:style-name="CharStyle7"><text:span text:style-name="T10">Dnes o slobode spievam pieseň tichú</text:span></text:span></text:p>
        <text:p text:style-name="P19"><text:span text:style-name="CharStyle7"><text:span text:style-name="T10">s černošským otrokom na rieke Missis</text:span></text:span><text:span text:style-name="CharStyle7"><text:span text:style-name="T4">s</text:span></text:span><text:span text:style-name="CharStyle7"><text:span text:style-name="T10">ipi.</text:span></text:span></text:p>
        <text:h text:style-name="P310" text:outline-level="1"><text:bookmark text:name="bookmark24"/><text:span text:style-name="CharStyle29"><text:span text:style-name="T1"/></text:span></text:h>
        <text:p text:style-name="P20"><text:span text:style-name="CharStyle7"><text:span text:style-name="T10">Či som ja predtým do Francúzska videl?</text:span></text:span></text:p>
        <text:p text:style-name="P19"><text:span text:style-name="CharStyle7"><text:span text:style-name="T10">Dnes je to iné. Hrdo hľadím tam</text:span></text:span></text:p>
        <text:p text:style-name="P19"><text:span text:style-name="CharStyle7"><text:span text:style-name="T10">a s robotníkmi v Boulogni, aj inde,</text:span></text:span></text:p>
        <text:p text:style-name="P19"><text:span text:style-name="CharStyle7"><text:span text:style-name="T10">vykladať americké zbrane — odmietam!</text:span></text:span></text:p>
        <text:p text:style-name="P20"><text:span text:style-name="CharStyle7"><text:span text:style-name="T10"/></text:span></text:p>
        <text:p text:style-name="P19"><text:span text:style-name="CharStyle7"><text:span text:style-name="T10">Povstali sveta proletári,</text:span></text:span></text:p>
        <text:p text:style-name="P19"><text:span text:style-name="CharStyle7"><text:span text:style-name="T10">za pravdu hotoví aj život klásť.</text:span></text:span></text:p>
        <text:p text:style-name="P20"><text:span text:style-name="CharStyle7"><text:span text:style-name="T10">Všade, kde p</text:span></text:span><text:span text:style-name="CharStyle7"><text:span text:style-name="T1">ä</text:span></text:span><text:span text:style-name="CharStyle7"><text:span text:style-name="T10">ťramenná hviezda ľuďom žiari,</text:span></text:span></text:p>
        <text:p text:style-name="P19"><text:span text:style-name="CharStyle7"><text:span text:style-name="T10">všade je naša proletárska vlasť.</text:span></text:span></text:p>
        <text:p text:style-name="P264"><text:span text:style-name="CharStyle9"><text:span text:style-name="T10"/></text:span></text:p>
        <text:p text:style-name="P263"><text:span text:style-name="CharStyle9"><text:span text:style-name="T10"/></text:span></text:p>
        <text:p text:style-name="P116"><text:span text:style-name="CharStyle7"><text:span text:style-name="T10">PIONIERSKY POCHOD</text:span></text:span></text:p>
        <text:p text:style-name="P115"><text:span text:style-name="CharStyle7"><text:span text:style-name="T10"/></text:span></text:p>
        <text:p text:style-name="P20"><text:span text:style-name="CharStyle7"><text:span text:style-name="T10">Znej do pochodu, pieseň rezká,</text:span></text:span></text:p>
        <text:p text:style-name="P19"><text:span text:style-name="CharStyle7"><text:span text:style-name="T10">vej, moja šatka pionierska!</text:span></text:span></text:p>
        <text:p text:style-name="P20"><text:span text:style-name="CharStyle7"><text:span text:style-name="T10">Kráčajú napred nerozborné šíky,</text:span></text:span></text:p>
        <text:p text:style-name="P19"><text:soft-page-break/><text:span text:style-name="CharStyle7"><text:span text:style-name="T10">občania mladí šťastnej republiky,</text:span></text:span></text:p>
        <text:p text:style-name="P19"><text:span text:style-name="CharStyle7"><text:span text:style-name="T10">dievčat a chlapcov nové pokolenie,</text:span></text:span></text:p>
        <text:p text:style-name="P19"><text:span text:style-name="CharStyle7"><text:span text:style-name="T10">k obrane vlasti dobre pripravené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Znej do pochodu, pieseň rezká,</text:span></text:span></text:p>
        <text:p text:style-name="P19"><text:span text:style-name="CharStyle7"><text:span text:style-name="T10">vej, moja šatka pionierska!</text:span></text:span></text:p>
        <text:p text:style-name="P20"><text:span text:style-name="CharStyle7"><text:span text:style-name="T10">Keď podrastiem, jak mladá breza,</text:span></text:span></text:p>
        <text:p text:style-name="P19"><text:span text:style-name="CharStyle7"><text:span text:style-name="T10">raz bude zo mňa dobrý sväzák</text:span></text:span></text:p>
        <text:p text:style-name="P19"><text:span text:style-name="CharStyle7"><text:span text:style-name="T10">a pôjdem rozdať silu mladú</text:span></text:span></text:p>
        <text:p text:style-name="P19"><text:span text:style-name="CharStyle7"><text:span text:style-name="T10">do baní, polí, na brigádu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Znej do pochodu, pieseň rezká</text:span></text:span><text:span text:style-name="CharStyle7"><text:span text:style-name="T1">,</text:span></text:span></text:p>
        <text:p text:style-name="P19"><text:span text:style-name="CharStyle7"><text:span text:style-name="T10">vej, moja šatka pionierska!</text:span></text:span></text:p>
        <text:p text:style-name="P20"><text:span text:style-name="CharStyle7"><text:span text:style-name="T10">Keď budem veľký, celkom isto</text:span></text:span></text:p>
        <text:p text:style-name="P19"><text:span text:style-name="CharStyle7"><text:span text:style-name="T10">sa stanem dobrým komunistom,</text:span></text:span></text:p>
        <text:p text:style-name="P19"><text:span text:style-name="CharStyle7"><text:span text:style-name="T10">statočnou prácou budem chrániť</text:span></text:span></text:p>
        <text:p text:style-name="P19"><text:span text:style-name="CharStyle7"><text:span text:style-name="T10">česť preukazu rodnej strany.</text:span></text:span></text:p>
        <text:p text:style-name="P20"><text:span text:style-name="CharStyle7"><text:span text:style-name="T10"/></text:span></text:p>
        <text:p text:style-name="P19"><text:span text:style-name="CharStyle7"><text:span text:style-name="T10">Znej do pochodu, pieseň rezká,</text:span></text:span></text:p>
        <text:p text:style-name="P19"><text:soft-page-break/><text:span text:style-name="CharStyle7"><text:span text:style-name="T10">vej, moja šatka pionierska!</text:span></text:span></text:p>
        <text:p text:style-name="P20"><text:span text:style-name="CharStyle7"><text:span text:style-name="T10">Už idú hrdé, nerozborné šíky,</text:span></text:span></text:p>
        <text:p text:style-name="P19"><text:span text:style-name="CharStyle7"><text:span text:style-name="T10">občania mladí šťastnej republiky.</text:span></text:span></text:p>
        <text:p text:style-name="P20"><text:span text:style-name="CharStyle7"><text:span text:style-name="T10">Vo všetkých jedna túžba prúdi:</text:span></text:span></text:p>
        <text:p text:style-name="P19"><text:span text:style-name="CharStyle7"><text:span text:style-name="T10">Rásť na statočných, čestných ľudí.</text:span></text:span></text:p>
        <text:p text:style-name="P262"><text:span text:style-name="CharStyle34"><text:span text:style-name="T10"/></text:span></text:p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end" style:justify-single-word="false" style:page-number="auto" fo:background-color="transparent"/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Style34" style:family="text" style:parent-style-name="DefaultFontStyle"/>
    <style:style style:name="CharStyle7" style:family="text" style:parent-style-name="DefaultFontStyle"/>
    <style:style style:name="CharStyle9" style:family="text" style:parent-style-name="DefaultFontStyle"/>
    <style:style style:name="CharStyle10" style:family="text" style:parent-style-name="CharStyle9">
      <style:text-properties fo:color="#000000" fo:language="sk" fo:country="SK" style:language-asian="sk" style:country-asian="SK" style:language-complex="sk" style:country-complex="SK"/>
    </style:style>
    <style:style style:name="CharStyle12" style:family="text" style:parent-style-name="DefaultFontStyle"/>
    <style:style style:name="CharStyle14" style:family="text" style:parent-style-name="CharStyle7">
      <style:text-properties fo:color="#000000" fo:language="sk" fo:country="SK" style:language-asian="sk" style:country-asian="SK" style:language-complex="sk" style:country-complex="SK"/>
    </style:style>
    <style:style style:name="CharStyle13" style:family="text" style:parent-style-name="CharStyle7">
      <style:text-properties fo:color="#000000" fo:language="sk" fo:country="SK" style:language-asian="sk" style:country-asian="SK" style:language-complex="sk" style:country-complex="SK"/>
    </style:style>
    <style:style style:name="CharStyle16" style:family="text" style:parent-style-name="DefaultFontStyle"/>
    <style:style style:name="CharStyle19" style:family="text" style:parent-style-name="DefaultFontStyle"/>
    <style:style style:name="CharStyle21" style:family="text" style:parent-style-name="DefaultFontStyle"/>
    <style:style style:name="CharStyle23" style:family="text" style:parent-style-name="DefaultFontStyle"/>
    <style:style style:name="CharStyle25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27" style:family="text" style:parent-style-name="DefaultFontStyle"/>
    <style:style style:name="CharStyle29" style:family="text" style:parent-style-name="DefaultFontStyle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3040313400</dc:title>
    <dc:subject/>
    <meta:initial-creator/>
    <meta:keyword/>
    <dc:date>2023-04-09T16:32:16.827000000</dc:date>
    <meta:editing-duration>PT20M3S</meta:editing-duration>
    <meta:editing-cycles>3</meta:editing-cycles>
    <meta:generator>LibreOffice/5.4.2.2$Windows_x86 LibreOffice_project/22b09f6418e8c2d508a9eaf86b2399209b0990f4</meta:generator>
    <meta:document-statistic meta:table-count="0" meta:image-count="0" meta:object-count="0" meta:page-count="48" meta:paragraph-count="619" meta:word-count="4297" meta:character-count="25465" meta:non-whitespace-character-count="21760"/>
  </office:meta>
</office:document-meta>
</file>